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19000001FA0000025D1B2A39E99E3F49B3.wmf" manifest:media-type="image/x-wm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imSun" svg:font-family="SimSun"/>
    <style:font-face style:name="Symbol" svg:font-family="Symbol" style:font-family-generic="roman"/>
    <style:font-face style:name="Times New Roman" svg:font-family="'Times New Roman'" style:font-family-generic="roman"/>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17.381cm" fo:margin-left="-0.191cm" fo:margin-top="0cm" fo:margin-bottom="0cm" table:align="left"/>
    </style:style>
    <style:style style:name="Table1.A" style:family="table-column">
      <style:table-column-properties style:column-width="7.668cm"/>
    </style:style>
    <style:style style:name="Table1.B" style:family="table-column">
      <style:table-column-properties style:column-width="4.602cm"/>
    </style:style>
    <style:style style:name="Table1.C" style:family="table-column">
      <style:table-column-properties style:column-width="5.112cm"/>
    </style:style>
    <style:style style:name="Table1.1" style:family="table-row">
      <style:table-row-properties style:min-row-height="1.058cm" fo:keep-together="auto"/>
    </style:style>
    <style:style style:name="Table1.A1" style:family="table-cell">
      <style:table-cell-properties fo:padding-left="0.191cm" fo:padding-right="0.191cm" fo:padding-top="0cm" fo:padding-bottom="0cm" fo:border="none"/>
    </style:style>
    <style:style style:name="Table1.B1" style:family="table-cell">
      <style:table-cell-properties fo:padding-left="0.191cm" fo:padding-right="0.191cm" fo:padding-top="0cm" fo:padding-bottom="0cm" fo:border-left="none" fo:border-right="none" fo:border-top="none" fo:border-bottom="0.5pt solid #000001"/>
    </style:style>
    <style:style style:name="Table1.B2" style:family="table-cell">
      <style:table-cell-properties fo:padding-left="0.191cm" fo:padding-right="0.191cm" fo:padding-top="0cm" fo:padding-bottom="0cm" fo:border-left="none" fo:border-right="none" fo:border-top="0.5pt solid #000001" fo:border-bottom="0.5pt solid #000001"/>
    </style:style>
    <style:style style:name="Table2" style:family="table">
      <style:table-properties style:width="17cm" fo:margin-left="-0.206cm" fo:margin-top="0cm" fo:margin-bottom="0cm" table:align="left"/>
    </style:style>
    <style:style style:name="Table2.A" style:family="table-column">
      <style:table-column-properties style:column-width="9.209cm"/>
    </style:style>
    <style:style style:name="Table2.B" style:family="table-column">
      <style:table-column-properties style:column-width="7.791cm"/>
    </style:style>
    <style:style style:name="Table2.1" style:family="table-row">
      <style:table-row-properties style:min-row-height="0.988cm" fo:keep-together="auto"/>
    </style:style>
    <style:style style:name="Table2.A1" style:family="table-cell">
      <style:table-cell-properties style:vertical-align="" fo:background-color="transparent" fo:padding="0.176cm" fo:border="1pt solid #000001">
        <style:background-image/>
      </style:table-cell-properties>
    </style:style>
    <style:style style:name="Table2.2" style:family="table-row">
      <style:table-row-properties fo:keep-together="auto"/>
    </style:style>
    <style:style style:name="Table2.3" style:family="table-row">
      <style:table-row-properties fo:keep-together="auto"/>
    </style:style>
    <style:style style:name="Table2.4" style:family="table-row">
      <style:table-row-properties style:min-row-height="1.439cm" fo:keep-together="auto"/>
    </style:style>
    <style:style style:name="Table2.A4" style:family="table-cell">
      <style:table-cell-properties style:vertical-align="" fo:background-color="transparent" fo:padding="0.176cm" fo:border-left="1pt solid #000001" fo:border-right="1pt solid #000001" fo:border-top="none" fo:border-bottom="1pt solid #000001">
        <style:background-image/>
      </style:table-cell-properties>
    </style:style>
    <style:style style:name="Table2.5" style:family="table-row">
      <style:table-row-properties style:min-row-height="1.27cm" fo:keep-together="auto"/>
    </style:style>
    <style:style style:name="P1" style:family="paragraph" style:parent-style-name="Standard">
      <style:paragraph-properties fo:margin-left="0cm" fo:margin-right="0cm" fo:margin-top="0.75cm" fo:margin-bottom="0cm" loext:contextual-spacing="false" fo:line-height="100%" fo:text-align="end" style:justify-single-word="false" fo:text-indent="0cm" style:auto-text-indent="false" fo:break-before="page" fo:padding="0cm" fo:border="none"/>
      <style:text-properties style:text-position="0% 100%" style:font-name="Times New Roman1" fo:font-size="12pt" fo:font-weight="normal" style:font-name-asian="Times New Roman2" style:font-size-asian="12pt" style:font-weight-asian="normal" style:font-name-complex="Times New Roman2" style:font-size-complex="12pt"/>
    </style:style>
    <style:style style:name="P2"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style:font-name="Times New Roman1" fo:font-size="14pt" style:font-name-asian="Times New Roman2" style:font-size-asian="14pt" style:font-name-complex="Times New Roman2" style:font-size-complex="14pt"/>
    </style:style>
    <style:style style:name="P3"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style:font-name="Times New Roman1" fo:font-size="14pt" officeooo:rsid="001ed491" officeooo:paragraph-rsid="001ed491" style:font-name-asian="Times New Roman2" style:font-size-asian="14pt" style:font-name-complex="Times New Roman2" style:font-size-complex="14pt"/>
    </style:style>
    <style:style style:name="P4"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style:font-name="Times New Roman1" fo:font-size="14pt" officeooo:rsid="0051eb49" officeooo:paragraph-rsid="0051eb49" style:font-name-asian="Times New Roman2" style:font-size-asian="14pt" style:font-name-complex="Times New Roman2" style:font-size-complex="14pt"/>
    </style:style>
    <style:style style:name="P5"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style:font-name="Times New Roman1" fo:font-size="14pt" officeooo:rsid="0051eb49" officeooo:paragraph-rsid="0054e69f" style:font-name-asian="Times New Roman2" style:font-size-asian="14pt" style:font-name-complex="Times New Roman2" style:font-size-complex="14pt"/>
    </style:style>
    <style:style style:name="P6"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style:font-name="Times New Roman1" fo:font-size="14pt" officeooo:rsid="0052e9ac" officeooo:paragraph-rsid="0052e9ac" style:font-name-asian="Times New Roman2" style:font-size-asian="14pt" style:font-name-complex="Times New Roman2" style:font-size-complex="14pt"/>
    </style:style>
    <style:style style:name="P7"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fo:padding="0cm" fo:border="none" style:vertical-align="auto"/>
      <style:text-properties fo:color="#000000" style:font-name="Times New Roman" fo:font-size="14pt" fo:language="ru" fo:country="RU" fo:font-style="normal" officeooo:rsid="00289535" officeooo:paragraph-rsid="00349f29" fo:background-color="#ffffff" style:font-name-asian="Times New Roman2" style:font-size-asian="14pt" style:language-asian="ru" style:country-asian="RU" style:font-style-asian="normal" style:font-name-complex="Times New Roman" style:font-size-complex="14pt" style:font-style-complex="normal"/>
    </style:style>
    <style:style style:name="P8" style:family="paragraph" style:parent-style-name="Standard">
      <style:paragraph-properties fo:margin-left="0cm" fo:margin-right="0cm" fo:margin-top="0cm" fo:margin-bottom="0cm" loext:contextual-spacing="false" fo:line-height="100%" fo:text-align="justify" style:justify-single-word="false" fo:text-indent="0cm" style:auto-text-indent="false" fo:padding="0cm" fo:border="none"/>
      <style:text-properties fo:color="#ff0000" style:font-name="Times New Roman1" fo:font-size="14pt" style:font-name-asian="Times New Roman2" style:font-size-asian="14pt" style:font-name-complex="Times New Roman2" style:font-size-complex="14pt"/>
    </style:style>
    <style:style style:name="P9" style:family="paragraph" style:parent-style-name="Standard">
      <style:paragraph-properties fo:margin-left="0cm" fo:margin-right="0cm" fo:margin-top="0cm" fo:margin-bottom="0cm" loext:contextual-spacing="false" fo:line-height="100%" fo:text-align="justify" style:justify-single-word="false" fo:text-indent="0cm" style:auto-text-indent="false" fo:padding="0cm" fo:border="none"/>
      <style:text-properties fo:color="#ff0000" style:font-name="Times New Roman1" fo:font-size="14pt" officeooo:paragraph-rsid="002a2700" style:font-name-asian="Times New Roman2" style:font-size-asian="14pt" style:font-name-complex="Times New Roman2" style:font-size-complex="14pt"/>
    </style:style>
    <style:style style:name="P10" style:family="paragraph" style:parent-style-name="Standard">
      <style:paragraph-properties fo:margin-left="0cm" fo:margin-right="0cm" fo:margin-top="0cm" fo:margin-bottom="0cm" loext:contextual-spacing="false" fo:line-height="100%" fo:text-align="justify" style:justify-single-word="false" fo:text-indent="0cm" style:auto-text-indent="false" fo:padding="0cm" fo:border="none"/>
      <style:text-properties officeooo:paragraph-rsid="001b845c"/>
    </style:style>
    <style:style style:name="P11" style:family="paragraph" style:parent-style-name="Standard">
      <style:paragraph-properties fo:margin-left="0cm" fo:margin-right="0cm" fo:margin-top="0cm" fo:margin-bottom="0cm" loext:contextual-spacing="false" fo:line-height="100%" fo:text-align="justify" style:justify-single-word="false" fo:text-indent="0cm" style:auto-text-indent="false" fo:padding="0cm" fo:border="none"/>
      <style:text-properties officeooo:paragraph-rsid="0058b87f"/>
    </style:style>
    <style:style style:name="P12" style:family="paragraph" style:parent-style-name="Standard">
      <style:paragraph-properties fo:margin-left="0cm" fo:margin-right="0cm" fo:margin-top="0cm" fo:margin-bottom="0cm" loext:contextual-spacing="false" fo:line-height="100%" fo:text-align="center" style:justify-single-word="false" fo:text-indent="0cm" style:auto-text-indent="false" fo:padding="0cm" fo:border="none"/>
      <style:text-properties fo:font-variant="normal" fo:text-transform="none" style:text-position="0% 100%" style:font-name="Times New Roman1" fo:font-size="14pt" fo:font-weight="bold" style:font-name-asian="Times New Roman2" style:font-size-asian="14pt" style:font-weight-asian="bold" style:font-name-complex="Times New Roman2" style:font-size-complex="14pt"/>
    </style:style>
    <style:style style:name="P13" style:family="paragraph" style:parent-style-name="Standard">
      <style:paragraph-properties fo:margin-left="0cm" fo:margin-right="0cm" fo:margin-top="0cm" fo:margin-bottom="0cm" loext:contextual-spacing="false" fo:line-height="100%" fo:text-align="justify" style:justify-single-word="false" fo:text-indent="0cm" style:auto-text-indent="false" fo:padding="0cm" fo:border="none"/>
      <style:text-properties style:use-window-font-color="true" style:font-name="Times New Roman1" fo:font-size="14pt" fo:font-style="normal" fo:background-color="#ffffff" style:font-name-asian="Times New Roman2" style:font-size-asian="14pt" style:font-style-asian="normal" style:font-name-complex="Times New Roman2" style:font-size-complex="14pt" style:font-style-complex="normal"/>
    </style:style>
    <style:style style:name="P14" style:family="paragraph" style:parent-style-name="Standard">
      <style:paragraph-properties fo:margin-left="0cm" fo:margin-right="0cm" fo:margin-top="0cm" fo:margin-bottom="0cm" loext:contextual-spacing="false" fo:line-height="100%" fo:text-align="justify" style:justify-single-word="false" fo:text-indent="0cm" style:auto-text-indent="false" fo:padding="0cm" fo:border="none"/>
      <style:text-properties style:font-name="Times New Roman1" fo:font-size="14pt" fo:font-weight="bold" style:font-name-asian="Times New Roman2" style:font-size-asian="14pt" style:font-weight-asian="bold" style:font-name-complex="Times New Roman2" style:font-size-complex="14pt"/>
    </style:style>
    <style:style style:name="P15" style:family="paragraph" style:parent-style-name="Preformatted_20_Text">
      <style:paragraph-properties fo:margin-left="0cm" fo:margin-right="0cm" fo:margin-top="0cm" fo:margin-bottom="0cm" loext:contextual-spacing="false" fo:text-indent="0cm" style:auto-text-indent="false"/>
    </style:style>
    <style:style style:name="P16" style:family="paragraph" style:parent-style-name="Preformatted_20_Text">
      <style:paragraph-properties fo:margin-left="0cm" fo:margin-right="0cm" fo:margin-top="0cm" fo:margin-bottom="0cm" loext:contextual-spacing="false" fo:text-indent="0cm" style:auto-text-indent="false"/>
      <style:text-properties fo:color="#008000"/>
    </style:style>
    <style:style style:name="P17" style:family="paragraph" style:parent-style-name="Preformatted_20_Text">
      <style:paragraph-properties fo:margin-left="0cm" fo:margin-right="0cm" fo:margin-top="0cm" fo:margin-bottom="0cm" loext:contextual-spacing="false" fo:line-height="100%" fo:text-indent="0cm" style:auto-text-indent="false"/>
      <style:text-properties fo:color="#008000" style:font-name="Arial1" fo:font-size="10pt" fo:language="ru" fo:country="RU" fo:font-weight="normal" officeooo:rsid="000ffa94" style:font-name-asian="Times New Roman2" style:font-size-asian="10pt" style:font-weight-asian="normal" style:font-name-complex="Times New Roman2" style:font-size-complex="10pt" style:font-weight-complex="normal"/>
    </style:style>
    <style:style style:name="P18" style:family="paragraph" style:parent-style-name="Preformatted_20_Text">
      <style:paragraph-properties fo:margin-left="0cm" fo:margin-right="0cm" fo:margin-top="0cm" fo:margin-bottom="0cm" loext:contextual-spacing="false" fo:text-indent="0cm" style:auto-text-indent="false"/>
      <style:text-properties fo:color="#000000"/>
    </style:style>
    <style:style style:name="P19" style:family="paragraph" style:parent-style-name="Preformatted_20_Text">
      <style:paragraph-properties fo:margin-left="0cm" fo:margin-right="0cm" fo:margin-top="0cm" fo:margin-bottom="0cm" loext:contextual-spacing="false" fo:line-height="100%" fo:text-indent="0cm" style:auto-text-indent="false"/>
      <style:text-properties fo:color="#c0c0c0" fo:font-size="10pt" officeooo:paragraph-rsid="002ab84d" style:font-size-asian="10pt" style:font-size-complex="10pt"/>
    </style:style>
    <style:style style:name="P20" style:family="paragraph" style:parent-style-name="Preformatted_20_Text">
      <style:paragraph-properties fo:margin-left="0cm" fo:margin-right="0cm" fo:margin-top="0cm" fo:margin-bottom="0.499cm" loext:contextual-spacing="false" fo:text-indent="0cm" style:auto-text-indent="false"/>
    </style:style>
    <style:style style:name="P21" style:family="paragraph" style:parent-style-name="Preformatted_20_Text">
      <style:paragraph-properties fo:margin-left="0cm" fo:margin-right="0cm" fo:margin-top="0cm" fo:margin-bottom="0.499cm" loext:contextual-spacing="false" fo:text-indent="0cm" style:auto-text-indent="false"/>
      <style:text-properties fo:color="#000000"/>
    </style:style>
    <style:style style:name="P22" style:family="paragraph" style:parent-style-name="Standard">
      <style:paragraph-properties fo:margin-top="0cm" fo:margin-bottom="0cm" loext:contextual-spacing="false" fo:line-height="100%" fo:text-align="center" style:justify-single-word="false" fo:padding="0cm" fo:border="none">
        <style:tab-stops>
          <style:tab-stop style:position="17.002cm" style:type="right"/>
        </style:tab-stops>
      </style:paragraph-properties>
      <style:text-properties fo:background-color="transparent"/>
    </style:style>
    <style:style style:name="P23" style:family="paragraph" style:parent-style-name="Standard">
      <style:paragraph-properties fo:margin-top="0cm" fo:margin-bottom="0cm" loext:contextual-spacing="false" fo:line-height="100%" fo:padding="0cm" fo:border="none"/>
    </style:style>
    <style:style style:name="P24" style:family="paragraph" style:parent-style-name="Standard">
      <style:paragraph-properties fo:margin-top="0cm" fo:margin-bottom="0cm" loext:contextual-spacing="false" fo:line-height="100%" fo:text-align="center" style:justify-single-word="false" fo:padding="0cm" fo:border="none"/>
    </style:style>
    <style:style style:name="P25" style:family="paragraph" style:parent-style-name="Standard">
      <style:paragraph-properties fo:margin-top="0cm" fo:margin-bottom="0cm" loext:contextual-spacing="false" fo:line-height="100%" fo:text-align="center" style:justify-single-word="false" fo:padding="0cm" fo:border="none"/>
      <style:text-properties officeooo:paragraph-rsid="0058b87f"/>
    </style:style>
    <style:style style:name="P26" style:family="paragraph" style:parent-style-name="Standard">
      <style:paragraph-properties fo:margin-top="0cm" fo:margin-bottom="0cm" loext:contextual-spacing="false" fo:line-height="100%" fo:padding="0cm" fo:border="none"/>
      <style:text-properties style:text-position="0% 100%" style:font-name="Times New Roman1" fo:font-size="14pt" fo:font-weight="normal" style:font-name-asian="Times New Roman2" style:font-size-asian="14pt" style:font-weight-asian="normal" style:font-name-complex="Times New Roman2" style:font-size-complex="14pt"/>
    </style:style>
    <style:style style:name="P27" style:family="paragraph" style:parent-style-name="Standard">
      <style:paragraph-properties fo:margin-top="0cm" fo:margin-bottom="0cm" loext:contextual-spacing="false" fo:line-height="100%" fo:text-align="center" style:justify-single-word="false" fo:padding="0cm" fo:border="none"/>
      <style:text-properties style:text-position="0% 100%" style:font-name="Times New Roman1" fo:font-size="14pt" fo:font-weight="normal" style:font-name-asian="Times New Roman2" style:font-size-asian="14pt" style:font-weight-asian="normal" style:font-name-complex="Times New Roman2" style:font-size-complex="14pt"/>
    </style:style>
    <style:style style:name="P28" style:family="paragraph" style:parent-style-name="Standard">
      <style:paragraph-properties fo:margin-top="0cm" fo:margin-bottom="0cm" loext:contextual-spacing="false" fo:line-height="100%" fo:text-align="start" style:justify-single-word="false" fo:padding="0cm" fo:border="none"/>
      <style:text-properties style:text-position="0% 100%" style:font-name="Times New Roman1" fo:font-size="14pt" fo:font-weight="normal" style:font-name-asian="Times New Roman2" style:font-size-asian="14pt" style:font-weight-asian="normal" style:font-name-complex="Times New Roman2" style:font-size-complex="14pt"/>
    </style:style>
    <style:style style:name="P29" style:family="paragraph" style:parent-style-name="Standard">
      <style:paragraph-properties fo:margin-top="0cm" fo:margin-bottom="0cm" loext:contextual-spacing="false" fo:line-height="100%" fo:text-align="center" style:justify-single-word="false" fo:padding="0cm" fo:border="none"/>
      <style:text-properties style:use-window-font-color="true" style:text-position="0% 100%" style:font-name="Times New Roman1" fo:font-size="14pt" fo:font-weight="normal" officeooo:rsid="000ffa94" officeooo:paragraph-rsid="000ffa94" style:font-name-asian="Times New Roman2" style:font-size-asian="14pt" style:font-weight-asian="normal" style:font-name-complex="Times New Roman2" style:font-size-complex="14pt"/>
    </style:style>
    <style:style style:name="P30" style:family="paragraph" style:parent-style-name="Standard">
      <style:paragraph-properties fo:margin-top="0cm" fo:margin-bottom="0cm" loext:contextual-spacing="false" fo:line-height="100%" fo:text-align="center" style:justify-single-word="false" fo:padding="0cm" fo:border="none"/>
      <style:text-properties fo:font-variant="small-caps" style:text-position="0% 100%" style:font-name="Times New Roman1" fo:font-size="14pt" fo:font-weight="bold" style:font-name-asian="Times New Roman2" style:font-size-asian="14pt" style:font-weight-asian="bold" style:font-name-complex="Times New Roman2" style:font-size-complex="14pt"/>
    </style:style>
    <style:style style:name="P31" style:family="paragraph" style:parent-style-name="Standard">
      <style:paragraph-properties fo:margin-top="0cm" fo:margin-bottom="0cm" loext:contextual-spacing="false" fo:line-height="100%" fo:text-align="center" style:justify-single-word="false" fo:padding="0cm" fo:border="none"/>
      <style:text-properties fo:font-variant="normal" fo:text-transform="none" style:text-position="0% 100%" style:font-name="Times New Roman1" fo:font-size="14pt" fo:font-weight="normal" style:font-name-asian="Times New Roman2" style:font-size-asian="14pt" style:font-weight-asian="normal" style:font-name-complex="Times New Roman2" style:font-size-complex="14pt"/>
    </style:style>
    <style:style style:name="P32" style:family="paragraph" style:parent-style-name="Standard">
      <style:paragraph-properties fo:margin-top="0cm" fo:margin-bottom="0cm" loext:contextual-spacing="false" fo:line-height="100%" fo:break-before="page"/>
      <style:text-properties fo:color="#000000" style:font-name="Times New Roman1" fo:font-size="14pt" officeooo:rsid="0049de81" officeooo:paragraph-rsid="0050a045" style:font-name-asian="Times New Roman2" style:font-size-asian="14pt" style:font-name-complex="Times New Roman2" style:font-size-complex="14pt"/>
    </style:style>
    <style:style style:name="P33" style:family="paragraph" style:parent-style-name="Standard">
      <style:paragraph-properties fo:margin-top="0cm" fo:margin-bottom="1.251cm" loext:contextual-spacing="false" fo:line-height="100%" fo:padding="0cm" fo:border="none"/>
      <style:text-properties style:text-position="0% 100%" style:font-name="Times New Roman1" fo:font-size="12pt" fo:font-weight="normal" style:font-name-asian="Times New Roman2" style:font-size-asian="12pt" style:font-weight-asian="normal" style:font-name-complex="Times New Roman2" style:font-size-complex="12pt"/>
    </style:style>
    <style:style style:name="P34" style:family="paragraph" style:parent-style-name="Standard">
      <style:paragraph-properties fo:margin-left="0cm" fo:margin-right="0cm" fo:margin-top="0cm" fo:margin-bottom="0cm" loext:contextual-spacing="false" fo:line-height="100%" fo:text-align="justify" style:justify-single-word="false" fo:keep-together="auto" fo:orphans="2" fo:widows="2" fo:text-indent="1cm" style:auto-text-indent="false" fo:break-before="auto" fo:break-after="auto" fo:padding="0cm" fo:border="none" fo:keep-with-next="auto" style:text-autospace="ideograph-alpha" style:punctuation-wrap="hanging" style:line-break="strict" style:vertical-align="auto" style:snap-to-layout-grid="true" style:writing-mode="lr-tb"/>
      <style:text-properties fo:color="#000000" style:font-name="Times New Roman" fo:font-size="14pt" fo:language="ru" fo:country="RU" officeooo:rsid="002a2700" officeooo:paragraph-rsid="0052f784" fo:background-color="#ffffff" style:font-name-asian="Symbol" style:font-size-asian="14pt" style:language-asian="ru" style:country-asian="RU" style:font-name-complex="Times New Roman" style:font-size-complex="14pt"/>
    </style:style>
    <style:style style:name="P35" style:family="paragraph" style:parent-style-name="Standard" style:master-page-name="">
      <loext:graphic-properties draw:fill="none"/>
      <style:paragraph-properties fo:margin-left="0cm" fo:margin-right="0cm" fo:margin-top="0cm" fo:margin-bottom="0cm" loext:contextual-spacing="false" fo:line-height="100%" fo:text-align="justify" style:justify-single-word="false" fo:text-indent="1cm" style:auto-text-indent="false" style:page-number="auto" fo:background-color="transparent" fo:padding="0cm" fo:border="none"/>
      <style:text-properties style:text-position="0% 100%" style:font-name="Times New Roman1" fo:font-size="14pt" fo:font-weight="bold" style:font-name-asian="Times New Roman2" style:font-size-asian="14pt" style:font-weight-asian="bold" style:font-name-complex="Times New Roman2" style:font-size-complex="14pt"/>
    </style:style>
    <style:style style:name="P36" style:family="paragraph" style:parent-style-name="Standard">
      <style:paragraph-properties fo:margin-left="0cm" fo:margin-right="0cm" fo:margin-top="0.319cm" fo:margin-bottom="0cm" loext:contextual-spacing="false" fo:line-height="120%" fo:text-align="justify" style:justify-single-word="false" fo:keep-together="auto" fo:orphans="2" fo:widows="2" fo:text-indent="1cm" style:auto-text-indent="false" fo:break-before="auto" fo:break-after="auto" fo:padding="0cm" fo:border="none" fo:keep-with-next="auto" style:text-autospace="ideograph-alpha" style:punctuation-wrap="hanging" style:line-break="strict" style:vertical-align="auto" style:snap-to-layout-grid="true" style:writing-mode="lr-tb"/>
      <style:text-properties fo:color="#000000" style:font-name="Times New Roman" fo:font-size="14pt" fo:language="ru" fo:country="RU" officeooo:paragraph-rsid="0058b87f" fo:background-color="#ffffff" style:font-name-asian="Symbol" style:font-size-asian="14pt" style:language-asian="ru" style:country-asian="RU" style:font-name-complex="Times New Roman" style:font-size-complex="14pt"/>
    </style:style>
    <style:style style:name="P37" style:family="paragraph" style:parent-style-name="Standard">
      <style:paragraph-properties fo:margin-left="0cm" fo:margin-right="0cm" fo:margin-top="0.212cm" fo:margin-bottom="0.141cm" loext:contextual-spacing="false" fo:line-height="120%" fo:text-align="justify" style:justify-single-word="false" fo:keep-together="auto" fo:orphans="2" fo:widows="2" fo:text-indent="1cm" style:auto-text-indent="false" fo:break-before="auto" fo:break-after="auto" fo:padding="0cm" fo:border="none" fo:keep-with-next="auto" style:text-autospace="none" style:punctuation-wrap="hanging" style:line-break="strict" style:vertical-align="auto" style:snap-to-layout-grid="true" style:writing-mode="lr-tb"/>
      <style:text-properties style:font-name="Times New Roman" fo:font-size="14pt" officeooo:paragraph-rsid="0058b87f" style:font-name-asian="Symbol" style:font-size-asian="14pt" style:font-name-complex="Times New Roman" style:font-size-complex="14pt"/>
    </style:style>
    <style:style style:name="P38" style:family="paragraph" style:parent-style-name="Standard">
      <style:paragraph-properties fo:margin-left="0cm" fo:margin-right="0cm" fo:margin-top="0.212cm" fo:margin-bottom="0.141cm" loext:contextual-spacing="false" fo:line-height="120%" fo:text-align="justify" style:justify-single-word="false" fo:keep-together="auto" fo:orphans="2" fo:widows="2" fo:text-indent="1cm" style:auto-text-indent="false" fo:break-before="auto" fo:break-after="auto" fo:keep-with-next="auto" style:text-autospace="none" style:punctuation-wrap="hanging" style:line-break="strict" style:vertical-align="auto" style:snap-to-layout-grid="true" style:writing-mode="lr-tb"/>
      <style:text-properties style:font-name="Times New Roman" fo:font-size="14pt" fo:language="ru" fo:country="RU" officeooo:paragraph-rsid="0058b87f" style:font-name-asian="Symbol" style:font-size-asian="14pt" style:font-name-complex="Times New Roman" style:font-size-complex="14pt"/>
    </style:style>
    <style:style style:name="P39"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style>
    <style:style style:name="P40"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officeooo:paragraph-rsid="003ae5d8"/>
    </style:style>
    <style:style style:name="P41"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style:text-position="0% 100%" style:font-name="Times New Roman1" fo:font-size="14pt" fo:font-weight="bold" style:font-name-asian="Times New Roman2" style:font-size-asian="14pt" style:font-weight-asian="bold" style:font-name-complex="Times New Roman2" style:font-size-complex="14pt"/>
    </style:style>
    <style:style style:name="P42"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style:text-position="0% 100%" style:font-name="Times New Roman1" fo:font-size="14pt" fo:font-weight="normal" officeooo:rsid="0051eb49" officeooo:paragraph-rsid="0051eb49" style:font-name-asian="Times New Roman2" style:font-size-asian="14pt" style:font-weight-asian="normal" style:font-name-complex="Times New Roman2" style:font-size-complex="14pt"/>
    </style:style>
    <style:style style:name="P43"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style:font-name="Courier New" fo:font-size="10pt" officeooo:rsid="0048b77e" officeooo:paragraph-rsid="0048b77e" style:font-name-asian="Courier New1" style:font-size-asian="10pt" style:font-name-complex="Courier New1" style:font-size-complex="10pt"/>
    </style:style>
    <style:style style:name="P44"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style:font-name="Courier New" fo:font-size="10pt" officeooo:paragraph-rsid="004e449e" style:font-name-asian="Courier New1" style:font-size-asian="10pt" style:font-name-complex="Courier New1" style:font-size-complex="10pt"/>
    </style:style>
    <style:style style:name="P45"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style:font-name="Times New Roman1" fo:font-size="14pt" fo:font-weight="bold" officeooo:paragraph-rsid="0033ebd5" style:font-name-asian="Times New Roman2" style:font-size-asian="14pt" style:font-weight-asian="bold" style:font-name-complex="Times New Roman2" style:font-size-complex="14pt"/>
    </style:style>
    <style:style style:name="P46"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style:font-name="Times New Roman1" fo:font-size="14pt" officeooo:paragraph-rsid="004e449e" style:font-name-asian="Times New Roman2" style:font-size-asian="14pt" style:font-name-complex="Times New Roman2" style:font-size-complex="14pt"/>
    </style:style>
    <style:style style:name="P47"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style:font-name="Times New Roman1" fo:font-size="14pt" fo:language="ru" fo:country="RU" officeooo:rsid="004e449e" officeooo:paragraph-rsid="004e449e" style:font-name-asian="Times New Roman2" style:font-size-asian="14pt" style:font-name-complex="Times New Roman2" style:font-size-complex="14pt"/>
    </style:style>
    <style:style style:name="P48"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fo:language="ru" fo:country="RU" officeooo:paragraph-rsid="0016c9ac"/>
    </style:style>
    <style:style style:name="P49" style:family="paragraph" style:parent-style-name="Standard">
      <style:paragraph-properties fo:margin-left="0cm" fo:margin-right="0cm" fo:margin-top="0cm" fo:margin-bottom="0cm" loext:contextual-spacing="false" fo:line-height="100%" fo:text-align="justify" style:justify-single-word="false" fo:text-indent="1.251cm" style:auto-text-indent="false" fo:break-before="page" fo:padding="0cm" fo:border="none"/>
      <style:text-properties style:text-position="0% 100%" style:font-name="Times New Roman1" fo:font-size="14pt" fo:font-weight="bold" style:font-name-asian="Times New Roman2" style:font-size-asian="14pt" style:font-weight-asian="bold" style:font-name-complex="Times New Roman2" style:font-size-complex="14pt"/>
    </style:style>
    <style:style style:name="P50" style:family="paragraph" style:parent-style-name="Standard">
      <style:paragraph-properties fo:margin-left="0cm" fo:margin-right="0cm" fo:margin-top="0cm" fo:margin-bottom="0cm" loext:contextual-spacing="false" fo:line-height="100%" fo:text-align="justify" style:justify-single-word="false" fo:text-indent="1.251cm" style:auto-text-indent="false" fo:break-before="page" fo:padding="0cm" fo:border="none"/>
      <style:text-properties style:font-name="Times New Roman1" fo:font-size="14pt" fo:font-weight="bold" style:font-name-asian="Times New Roman2" style:font-size-asian="14pt" style:font-weight-asian="bold" style:font-name-complex="Times New Roman2" style:font-size-complex="14pt"/>
    </style:style>
    <style:style style:name="P51" style:family="paragraph" style:parent-style-name="Standard">
      <style:paragraph-properties fo:margin-top="0.423cm" fo:margin-bottom="0cm" loext:contextual-spacing="false" fo:line-height="110%" fo:text-align="justify" style:justify-single-word="false">
        <style:tab-stops>
          <style:tab-stop style:position="1.251cm"/>
        </style:tab-stops>
      </style:paragraph-properties>
      <style:text-properties style:font-name="Times New Roman" fo:language="ru" fo:country="RU" officeooo:paragraph-rsid="0058b87f" style:font-name-asian="Symbol" style:font-name-complex="Times New Roman"/>
    </style:style>
    <style:style style:name="P52" style:family="paragraph" style:parent-style-name="Standard_20__28_user_29_">
      <style:paragraph-properties fo:margin-top="0.423cm" fo:margin-bottom="0cm" loext:contextual-spacing="false" fo:text-align="center" style:justify-single-word="false"/>
      <style:text-properties officeooo:paragraph-rsid="0058b87f"/>
    </style:style>
    <style:style style:name="P53" style:family="paragraph" style:parent-style-name="Standard">
      <style:paragraph-properties fo:margin-left="0cm" fo:margin-right="0cm" fo:margin-top="0cm" fo:margin-bottom="0cm" loext:contextual-spacing="false" fo:line-height="100%" fo:text-align="justify" style:justify-single-word="false" fo:text-indent="0cm" style:auto-text-indent="false" fo:padding="0cm" fo:border="none"/>
      <style:text-properties style:use-window-font-color="true" style:font-name="Times New Roman1" fo:font-size="14pt" fo:language="ru" fo:country="RU" fo:font-style="normal" fo:font-weight="normal" officeooo:rsid="0048b77e" officeooo:paragraph-rsid="0058b87f" fo:background-color="#ffffff" style:font-name-asian="Times New Roman2" style:font-size-asian="14pt" style:language-asian="ru" style:country-asian="RU" style:font-style-asian="normal" style:font-weight-asian="normal" style:font-name-complex="Times New Roman2" style:font-size-complex="14pt" style:font-style-complex="normal" style:font-weight-complex="normal"/>
    </style:style>
    <style:style style:name="P54"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style:font-name="Times New Roman1" fo:font-size="14pt" officeooo:rsid="006057d8" officeooo:paragraph-rsid="006057d8" style:font-name-asian="Times New Roman2" style:font-size-asian="14pt" style:font-name-complex="Times New Roman2" style:font-size-complex="14pt"/>
    </style:style>
    <style:style style:name="P55"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style:font-name="Times New Roman1" fo:font-size="14pt" officeooo:rsid="006233af" officeooo:paragraph-rsid="006233af" style:font-name-asian="Times New Roman2" style:font-size-asian="14pt" style:font-name-complex="Times New Roman2" style:font-size-complex="14pt"/>
    </style:style>
    <style:style style:name="P56"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style:font-name="Times New Roman1" fo:font-size="14pt" officeooo:rsid="005a0a16" officeooo:paragraph-rsid="006057d8" style:font-name-asian="Courier New1" style:font-size-asian="14pt" style:font-name-complex="Courier New1" style:font-size-complex="14pt"/>
    </style:style>
    <style:style style:name="P57"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style:font-name="Times New Roman1" fo:font-size="14pt" officeooo:rsid="006233af" officeooo:paragraph-rsid="006233af" style:font-name-asian="Courier New1" style:font-size-asian="14pt" style:font-name-complex="Courier New1" style:font-size-complex="14pt"/>
    </style:style>
    <style:style style:name="P58" style:family="paragraph" style:parent-style-name="Standard" style:master-page-name="First_20_Page">
      <style:paragraph-properties fo:margin-top="0cm" fo:margin-bottom="0cm" loext:contextual-spacing="false" fo:line-height="100%" fo:text-align="center" style:justify-single-word="false" style:page-number="1" fo:padding="0cm" fo:border="none"/>
      <style:text-properties fo:font-variant="small-caps" style:text-position="0% 100%" style:font-name="Times New Roman1" fo:font-size="14pt" fo:font-weight="bold" style:font-name-asian="Times New Roman2" style:font-size-asian="14pt" style:font-weight-asian="bold" style:font-name-complex="Times New Roman2" style:font-size-complex="14pt"/>
    </style:style>
    <style:style style:name="P59"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style:use-window-font-color="true" fo:language="ru" fo:country="RU" fo:font-style="normal" officeooo:rsid="0014f19c" officeooo:paragraph-rsid="0039a41b" style:font-style-asian="normal" style:font-style-complex="normal"/>
    </style:style>
    <style:style style:name="P60"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style:font-name="Courier New" fo:font-size="10pt" officeooo:rsid="005a0a16" officeooo:paragraph-rsid="005a0a16" style:font-name-asian="Courier New1" style:font-size-asian="10pt" style:font-name-complex="Courier New1" style:font-size-complex="10pt"/>
    </style:style>
    <style:style style:name="P61"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officeooo:paragraph-rsid="005b8fd9"/>
    </style:style>
    <style:style style:name="P62" style:family="paragraph" style:parent-style-name="Preformatted_20_Text">
      <style:paragraph-properties fo:margin-left="0cm" fo:margin-right="0cm" fo:margin-top="0cm" fo:margin-bottom="0cm" loext:contextual-spacing="false" fo:text-indent="0cm" style:auto-text-indent="false"/>
    </style:style>
    <style:style style:name="P63" style:family="paragraph" style:parent-style-name="Preformatted_20_Text">
      <style:paragraph-properties fo:margin-left="0cm" fo:margin-right="0cm" fo:margin-top="0cm" fo:margin-bottom="0cm" loext:contextual-spacing="false" fo:text-indent="0cm" style:auto-text-indent="false"/>
      <style:text-properties officeooo:rsid="005f32b2" officeooo:paragraph-rsid="005f32b2"/>
    </style:style>
    <style:style style:name="P64" style:family="paragraph" style:parent-style-name="Preformatted_20_Text">
      <style:paragraph-properties fo:margin-left="0cm" fo:margin-right="0cm" fo:margin-top="0cm" fo:margin-bottom="0cm" loext:contextual-spacing="false" fo:text-indent="0cm" style:auto-text-indent="false"/>
      <style:text-properties fo:color="#808080" fo:font-style="italic"/>
    </style:style>
    <style:style style:name="P65" style:family="paragraph" style:parent-style-name="Preformatted_20_Text">
      <style:paragraph-properties fo:margin-left="0cm" fo:margin-right="0cm" fo:margin-top="0cm" fo:margin-bottom="0cm" loext:contextual-spacing="false" fo:text-indent="0cm" style:auto-text-indent="false"/>
      <style:text-properties fo:color="#000000"/>
    </style:style>
    <style:style style:name="P66" style:family="paragraph" style:parent-style-name="Preformatted_20_Text">
      <style:paragraph-properties fo:margin-left="0cm" fo:margin-right="0cm" fo:margin-top="0cm" fo:margin-bottom="0.499cm" loext:contextual-spacing="false" fo:text-indent="0cm" style:auto-text-indent="false"/>
    </style:style>
    <style:style style:name="P67" style:family="paragraph" style:parent-style-name="Preformatted_20_Text">
      <style:paragraph-properties fo:margin-left="0cm" fo:margin-right="0cm" fo:margin-top="0cm" fo:margin-bottom="0.499cm" loext:contextual-spacing="false" fo:text-indent="0cm" style:auto-text-indent="false"/>
      <style:text-properties fo:color="#000000"/>
    </style:style>
    <style:style style:name="P68" style:family="paragraph">
      <loext:graphic-properties draw:fill="none" draw:fill-color="#ffffff"/>
      <style:paragraph-properties style:writing-mode="lr-tb"/>
    </style:style>
    <style:style style:name="P69" style:family="paragraph">
      <loext:graphic-properties draw:fill="none" draw:fill-color="#ffffff"/>
      <style:paragraph-properties fo:text-align="center" style:writing-mode="lr-tb"/>
    </style:style>
    <style:style style:name="P70" style:family="paragraph">
      <style:paragraph-properties style:punctuation-wrap="simple" style:writing-mode="lr-tb"/>
    </style:style>
    <style:style style:name="P71" style:family="paragraph">
      <loext:graphic-properties draw:fill="solid" draw:fill-color="#ffffff"/>
      <style:paragraph-properties style:punctuation-wrap="simple" style:writing-mode="lr-tb"/>
    </style:style>
    <style:style style:name="T1" style:family="text">
      <style:text-properties style:text-position="0% 100%" style:font-name="Times New Roman1" fo:font-size="14pt" fo:font-weight="bold" style:font-name-asian="Times New Roman2" style:font-size-asian="14pt" style:font-weight-asian="bold" style:font-name-complex="Times New Roman2" style:font-size-complex="14pt"/>
    </style:style>
    <style:style style:name="T2" style:family="text">
      <style:text-properties style:text-position="0% 100%" style:font-name="Times New Roman1" fo:font-size="14pt" fo:font-weight="bold" officeooo:rsid="002cc0a2" style:font-name-asian="Times New Roman2" style:font-size-asian="14pt" style:font-weight-asian="bold" style:font-name-complex="Times New Roman2" style:font-size-complex="14pt"/>
    </style:style>
    <style:style style:name="T3" style:family="text">
      <style:text-properties style:text-position="0% 100%" style:font-name="Times New Roman1" fo:font-size="14pt" fo:font-weight="normal" style:font-name-asian="Times New Roman2" style:font-size-asian="14pt" style:font-weight-asian="normal" style:font-name-complex="Times New Roman2" style:font-size-complex="14pt"/>
    </style:style>
    <style:style style:name="T4" style:family="text">
      <style:text-properties fo:font-variant="normal" fo:text-transform="none" style:text-position="0% 100%" style:font-name="Times New Roman1" fo:font-size="14pt" fo:font-weight="bold" style:font-name-asian="Times New Roman2" style:font-size-asian="14pt" style:font-weight-asian="bold" style:font-name-complex="Times New Roman2" style:font-size-complex="14pt"/>
    </style:style>
    <style:style style:name="T5" style:family="text">
      <style:text-properties fo:font-variant="normal" fo:text-transform="none" style:text-position="0% 100%" style:font-name="Times New Roman1" fo:font-size="14pt" fo:language="ru" fo:country="RU" fo:font-weight="bold" officeooo:rsid="000ffa94" style:font-name-asian="Symbol" style:font-size-asian="14pt" style:font-weight-asian="bold" style:font-name-complex="Times New Roman2" style:font-size-complex="14pt"/>
    </style:style>
    <style:style style:name="T6" style:family="text">
      <style:text-properties style:font-name="Times New Roman1" fo:font-size="14pt" fo:font-weight="bold" style:font-name-asian="Times New Roman2" style:font-size-asian="14pt" style:font-weight-asian="bold" style:font-name-complex="Times New Roman2" style:font-size-complex="14pt"/>
    </style:style>
    <style:style style:name="T7" style:family="text">
      <style:text-properties style:font-name="Times New Roman1" fo:font-size="14pt" style:font-name-asian="Times New Roman2" style:font-size-asian="14pt" style:font-name-complex="Times New Roman2" style:font-size-complex="14pt"/>
    </style:style>
    <style:style style:name="T8" style:family="text">
      <style:text-properties style:font-name="Times New Roman1" fo:font-size="14pt" officeooo:rsid="005b8fd9" style:font-name-asian="Times New Roman2" style:font-size-asian="14pt" style:font-name-complex="Times New Roman2" style:font-size-complex="14pt"/>
    </style:style>
    <style:style style:name="T9" style:family="text">
      <style:text-properties style:font-name="Times New Roman1" fo:font-size="14pt" fo:font-style="italic" style:font-name-asian="Times New Roman2" style:font-size-asian="14pt" style:font-style-asian="italic" style:font-name-complex="Times New Roman2" style:font-size-complex="14pt"/>
    </style:style>
    <style:style style:name="T10" style:family="text">
      <style:text-properties style:font-name="Times New Roman1" fo:font-size="14pt" fo:font-style="italic" officeooo:rsid="003ae5d8" style:font-name-asian="Times New Roman2" style:font-size-asian="14pt" style:font-style-asian="italic" style:font-name-complex="Times New Roman2" style:font-size-complex="14pt"/>
    </style:style>
    <style:style style:name="T11" style:family="text">
      <style:text-properties style:font-name="Times New Roman1" fo:font-size="14pt" fo:font-style="italic" officeooo:rsid="005a0a16" style:font-name-asian="Times New Roman2" style:font-size-asian="14pt" style:font-style-asian="italic" style:font-name-complex="Times New Roman2" style:font-size-complex="14pt"/>
    </style:style>
    <style:style style:name="T12" style:family="text">
      <style:text-properties style:font-name="Times New Roman1" fo:font-size="14pt" fo:font-style="italic" officeooo:rsid="005b8fd9" style:font-name-asian="Times New Roman2" style:font-size-asian="14pt" style:font-style-asian="italic" style:font-name-complex="Times New Roman2" style:font-size-complex="14pt"/>
    </style:style>
    <style:style style:name="T13" style:family="text">
      <style:text-properties style:font-name="Times New Roman1" fo:font-size="14pt" officeooo:rsid="00593e16" fo:background-color="#ffffff" loext:char-shading-value="0" style:font-name-asian="Times New Roman2" style:font-size-asian="14pt" style:font-name-complex="Times New Roman2" style:font-size-complex="14pt"/>
    </style:style>
    <style:style style:name="T14" style:family="text">
      <style:text-properties fo:color="#ff0000" style:text-position="0% 100%" style:font-name="Times New Roman1" fo:font-size="14pt" fo:font-weight="bold" style:font-name-asian="Times New Roman2" style:font-size-asian="14pt" style:font-weight-asian="bold" style:font-name-complex="Times New Roman2" style:font-size-complex="14pt"/>
    </style:style>
    <style:style style:name="T15" style:family="text">
      <style:text-properties fo:color="#ff0000" style:font-name="Times New Roman1" fo:font-size="14pt" style:font-name-asian="Times New Roman2" style:font-size-asian="14pt" style:font-name-complex="Times New Roman2" style:font-size-complex="14pt"/>
    </style:style>
    <style:style style:name="T16" style:family="text">
      <style:text-properties style:use-window-font-color="true"/>
    </style:style>
    <style:style style:name="T17" style:family="text">
      <style:text-properties style:use-window-font-color="true" style:text-position="0% 100%" style:font-name="Times New Roman1" fo:font-size="14pt" fo:font-weight="bold" style:font-name-asian="Times New Roman2" style:font-size-asian="14pt" style:font-weight-asian="bold" style:font-name-complex="Times New Roman2" style:font-size-complex="14pt"/>
    </style:style>
    <style:style style:name="T18" style:family="text">
      <style:text-properties style:use-window-font-color="true" style:text-position="0% 100%" style:font-name="Times New Roman1" fo:font-size="14pt" fo:font-weight="bold" officeooo:rsid="0058b87f" style:font-name-asian="Times New Roman2" style:font-size-asian="14pt" style:font-weight-asian="bold" style:font-name-complex="Times New Roman2" style:font-size-complex="14pt"/>
    </style:style>
    <style:style style:name="T19" style:family="text">
      <style:text-properties style:use-window-font-color="true" style:text-position="0% 100%" style:font-name="Times New Roman1" fo:font-size="14pt" fo:font-weight="normal" officeooo:rsid="000ffa94" style:font-name-asian="Times New Roman2" style:font-size-asian="14pt" style:font-weight-asian="normal" style:font-name-complex="Times New Roman2" style:font-size-complex="14pt"/>
    </style:style>
    <style:style style:name="T20" style:family="text">
      <style:text-properties style:use-window-font-color="true" officeooo:rsid="000ffa94"/>
    </style:style>
    <style:style style:name="T21" style:family="text">
      <style:text-properties style:use-window-font-color="true" style:font-name="Times New Roman" fo:language="ru" fo:country="RU" fo:font-style="normal" officeooo:rsid="0033ebd5" fo:background-color="#ffffff" loext:char-shading-value="0" style:font-style-asian="normal" style:font-name-complex="Times New Roman" style:font-style-complex="normal"/>
    </style:style>
    <style:style style:name="T22" style:family="text">
      <style:text-properties style:use-window-font-color="true" style:font-name="Times New Roman" fo:language="ru" fo:country="RU" fo:font-style="normal" officeooo:rsid="0058b87f" fo:background-color="#ffffff" loext:char-shading-value="0" style:font-style-asian="normal" style:font-name-complex="Times New Roman" style:font-style-complex="normal"/>
    </style:style>
    <style:style style:name="T23" style:family="text">
      <style:text-properties style:use-window-font-color="true" fo:language="ru" fo:country="RU" fo:font-style="normal" officeooo:rsid="005b8fd9" fo:background-color="#ffffff" loext:char-shading-value="0" style:font-style-asian="normal" style:font-style-complex="normal"/>
    </style:style>
    <style:style style:name="T24" style:family="text">
      <style:text-properties fo:color="#800080"/>
    </style:style>
    <style:style style:name="T25" style:family="text">
      <style:text-properties fo:color="#808000"/>
    </style:style>
    <style:style style:name="T26" style:family="text">
      <style:text-properties fo:color="#c0c0c0"/>
    </style:style>
    <style:style style:name="T27" style:family="text">
      <style:text-properties fo:color="#c0c0c0" style:font-name="Times New Roman1"/>
    </style:style>
    <style:style style:name="T28" style:family="text">
      <style:text-properties fo:color="#c0c0c0" style:font-name="Times New Roman1" fo:font-size="14pt" style:font-size-asian="14pt" style:font-size-complex="14pt"/>
    </style:style>
    <style:style style:name="T29" style:family="text">
      <style:text-properties fo:color="#000000"/>
    </style:style>
    <style:style style:name="T30" style:family="text">
      <style:text-properties fo:color="#000000" style:font-name="Times New Roman1" fo:font-size="14pt" style:font-size-asian="14pt" style:font-size-complex="14pt"/>
    </style:style>
    <style:style style:name="T31" style:family="text">
      <style:text-properties fo:color="#008000"/>
    </style:style>
    <style:style style:name="T32" style:family="text">
      <style:text-properties fo:color="#008000" fo:font-weight="bold"/>
    </style:style>
    <style:style style:name="T33" style:family="text">
      <style:text-properties fo:color="#000080"/>
    </style:style>
    <style:style style:name="T34" style:family="text">
      <style:text-properties fo:color="#000080" fo:font-weight="bold"/>
    </style:style>
    <style:style style:name="T35" style:family="text">
      <style:text-properties fo:color="#000080" style:font-name="Times New Roman1" fo:font-size="14pt" fo:font-weight="bold" style:font-size-asian="14pt" style:font-size-complex="14pt"/>
    </style:style>
    <style:style style:name="T36" style:family="text">
      <style:text-properties fo:language="ru" fo:country="RU" style:font-name-complex="Times New Roman"/>
    </style:style>
    <style:style style:name="T37" style:family="text">
      <style:text-properties fo:language="ru" fo:country="RU" style:font-name-asian="Symbol" style:font-name-complex="Times New Roman"/>
    </style:style>
    <style:style style:name="T38" style:family="text">
      <style:text-properties fo:language="ru" fo:country="RU" officeooo:rsid="00593e16"/>
    </style:style>
    <style:style style:name="T39" style:family="text">
      <style:text-properties fo:language="ru" fo:country="RU" officeooo:rsid="005a0a16"/>
    </style:style>
    <style:style style:name="T40" style:family="text">
      <style:text-properties fo:language="ru" fo:country="RU" officeooo:rsid="005b8fd9"/>
    </style:style>
    <style:style style:name="T41" style:family="text">
      <style:text-properties fo:color="#800000"/>
    </style:style>
    <style:style style:name="T42" style:family="text">
      <style:text-properties style:font-name="Times New Roman" fo:font-size="14pt" fo:language="ru" fo:country="RU" style:font-name-asian="Times New Roman2" style:font-size-asian="14pt" style:font-name-complex="Times New Roman" style:font-size-complex="14pt"/>
    </style:style>
    <style:style style:name="T43" style:family="text">
      <style:text-properties style:font-name="Times New Roman" fo:font-size="14pt" fo:language="ru" fo:country="RU" style:font-name-asian="Symbol" style:font-size-asian="14pt" style:font-name-complex="Times New Roman" style:font-size-complex="14pt"/>
    </style:style>
    <style:style style:name="T44" style:family="text">
      <style:text-properties style:font-name="Times New Roman" fo:font-size="14pt" fo:font-style="normal" officeooo:rsid="00593e16" style:font-name-asian="Times New Roman2" style:font-size-asian="14pt" style:font-style-asian="normal" style:font-name-complex="Times New Roman" style:font-size-complex="14pt" style:font-style-complex="normal"/>
    </style:style>
    <style:style style:name="T45" style:family="text">
      <style:text-properties style:font-name="Times New Roman" fo:font-size="14pt" fo:font-style="normal" officeooo:rsid="005b8fd9" style:font-name-asian="Times New Roman2" style:font-size-asian="14pt" style:font-style-asian="normal" style:font-name-complex="Times New Roman" style:font-size-complex="14pt" style:font-style-complex="normal"/>
    </style:style>
    <style:style style:name="T46" style:family="text">
      <style:text-properties style:font-name="Times New Roman" fo:language="ru" fo:country="RU" style:font-name-asian="Symbol" style:font-name-complex="Times New Roman"/>
    </style:style>
    <style:style style:name="T47" style:family="text">
      <style:text-properties officeooo:rsid="0048b77e"/>
    </style:style>
    <style:style style:name="T48" style:family="text">
      <style:text-properties fo:font-style="normal" fo:font-weight="normal" officeooo:rsid="0052f784" style:font-style-asian="normal" style:font-weight-asian="normal" style:font-style-complex="normal" style:font-weight-complex="normal"/>
    </style:style>
    <style:style style:name="T49" style:family="text">
      <style:text-properties fo:font-style="normal" fo:font-weight="normal" officeooo:rsid="005b1ebb" style:font-style-asian="normal" style:font-weight-asian="normal" style:font-style-complex="normal" style:font-weight-complex="normal"/>
    </style:style>
    <style:style style:name="T50" style:family="text">
      <style:text-properties officeooo:rsid="0052e9ac"/>
    </style:style>
    <style:style style:name="T51" style:family="text">
      <style:text-properties officeooo:rsid="0054e69f"/>
    </style:style>
    <style:style style:name="T52" style:family="text">
      <style:text-properties style:font-name-complex="Times New Roman"/>
    </style:style>
    <style:style style:name="T53" style:family="text">
      <style:text-properties officeooo:rsid="0058b87f" style:font-name-complex="Times New Roman"/>
    </style:style>
    <style:style style:name="T54" style:family="text">
      <style:text-properties style:font-name="Symbol" fo:font-size="14pt" fo:language="ru" fo:country="RU" style:font-name-asian="Symbol" style:font-size-asian="14pt" style:font-name-complex="Symbol" style:font-size-complex="14pt"/>
    </style:style>
    <style:style style:name="T55" style:family="text">
      <style:text-properties officeooo:rsid="005b1ebb"/>
    </style:style>
    <style:style style:name="T56" style:family="text">
      <style:text-properties officeooo:rsid="005d64de"/>
    </style:style>
    <style:style style:name="T57" style:family="text">
      <style:text-properties style:font-name="Times New Roman1" fo:font-size="14pt" style:font-size-asian="14pt" style:font-size-complex="14pt"/>
    </style:style>
    <style:style style:name="T58" style:family="text">
      <style:text-properties officeooo:rsid="0062d7b5"/>
    </style:style>
    <style:style style:name="T59" style:family="text">
      <style:text-properties fo:color="#808080"/>
    </style:style>
    <style:style style:name="T60" style:family="text">
      <style:text-properties fo:color="#808080" fo:font-style="italic"/>
    </style:style>
    <style:style style:name="T61" style:family="text">
      <style:text-properties fo:color="#660e7a" fo:font-weight="bold"/>
    </style:style>
    <style:style style:name="T62" style:family="text">
      <style:text-properties fo:color="#0000ff"/>
    </style:style>
    <style:style style:name="T63" style:family="text">
      <style:text-properties style:use-window-font-color="true" style:font-name="Times New Roman" fo:font-size="10.5pt" fo:language="ru" fo:country="RU" style:font-name-asian="Times New Roman" style:font-size-asian="10.5pt" style:language-asian="ru" style:country-asian="RU" style:font-name-complex="Times New Roman" style:font-size-complex="11pt" style:language-complex="ar" style:country-complex="SA"/>
    </style:style>
    <style:style style:name="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draw:fill="none" draw:fill-color="#ffffff" draw:textarea-horizontal-align="left" draw:textarea-vertical-align="middle" draw:auto-grow-height="false" fo:min-height="4.763cm" fo:min-width="15.61cm" fo:padding-top="0.229cm" fo:padding-bottom="0.229cm" fo:padding-left="0.441cm" fo:padding-right="0.441cm" fo:wrap-option="no-wrap" draw:shadow-color="#808080" style:run-through="foreground"/>
    </style:style>
    <style:style style:name="gr3" style:family="graphic">
      <style:graphic-properties style:run-through="foreground"/>
    </style:style>
    <style:style style:name="gr4" style:family="graphic">
      <style:graphic-properties draw:stroke="none" draw:fill="none" draw:fill-color="#ffffff" draw:textarea-horizontal-align="left" draw:textarea-vertical-align="middle" draw:auto-grow-height="false" fo:padding-top="0.229cm" fo:padding-bottom="0.229cm" fo:padding-left="0.441cm" fo:padding-right="0.441cm" fo:wrap-option="no-wrap" draw:shadow-color="#808080" draw:color-mode="standard" draw:luminance="0%" draw:contrast="0%" draw:gamma="100%" draw:red="0%" draw:green="0%" draw:blue="0%" fo:clip="rect(0cm, 0cm, 0cm, 0cm)" draw:image-opacity="100%" style:mirror="none" style:run-through="foreground"/>
    </style:style>
    <style:style style:name="gr5" style:family="graphic">
      <style:graphic-properties draw:stroke="none" draw:fill="solid" draw:fill-color="#ffffff" draw:textarea-horizontal-align="justify" draw:textarea-vertical-align="top" draw:auto-grow-height="false" draw:auto-grow-width="false" fo:padding-top="0.03cm" fo:padding-bottom="0.03cm" fo:padding-left="0.101cm" fo:padding-right="0.049cm" fo:wrap-option="wrap" draw:shadow-color="#808080" style:run-through="foreground"/>
    </style:style>
    <style:style style:name="gr6" style:family="graphic">
      <style:graphic-properties draw:stroke="none" draw:fill="solid" draw:fill-color="#ffffff" draw:textarea-horizontal-align="justify" draw:textarea-vertical-align="top" draw:auto-grow-height="false" draw:auto-grow-width="false" fo:padding-top="0.03cm" fo:padding-bottom="0.03cm" fo:padding-left="0.049cm" fo:padding-right="0.101cm" fo:wrap-option="wrap" draw:shadow-color="#808080" style:run-through="foreground"/>
    </style:style>
    <style:style style:name="gr7" style:family="graphic">
      <style:graphic-properties draw:stroke="none" draw:fill="solid" draw:fill-color="#ffffff" draw:textarea-horizontal-align="justify" draw:textarea-vertical-align="top" draw:auto-grow-height="false" draw:auto-grow-width="false" fo:padding-top="0.101cm" fo:padding-bottom="0.101cm" fo:padding-left="0.049cm" fo:padding-right="0.049cm" fo:wrap-option="wrap" draw:shadow-color="#808080" style:run-through="foreground"/>
    </style:style>
    <style:style style:name="gr8" style:family="graphic">
      <style:graphic-properties draw:stroke="solid" svg:stroke-width="0.026cm" svg:stroke-color="#000000" draw:marker-start="msArrowOvalEnd_20_5" draw:marker-start-width="0.212cm" draw:marker-start-center="true" draw:marker-end="msArrowOvalEnd_20_5" draw:marker-end-width="0.212cm" draw:marker-end-center="true"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draw:start-line-spacing-horizontal="0cm" draw:start-line-spacing-vertical="0cm" draw:end-line-spacing-horizontal="0cm" draw:end-line-spacing-vertical="0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МИНОБРНАУКИ РОССИИ</text:p>
      <text:p text:style-name="P30">САНКТ-ПЕТЕРБУРГСКИЙ ГОСУДАРСТВЕННЫЙ</text:p>
      <text:p text:style-name="P30">ЭЛЕКТРОТЕХНИЧЕСКИЙ УНИВЕРСИТЕТ</text:p>
      <text:p text:style-name="P30">«ЛЭТИ» ИМ. В.И. УЛЬЯНОВА (ЛЕНИНА)</text:p>
      <text:p text:style-name="P24"><text:span text:style-name="T1">Кафедра </text:span><text:span text:style-name="T6">МО ЭВМ</text:span></text:p>
      <text:p text:style-name="P31"/>
      <text:p text:style-name="P27"/>
      <text:p text:style-name="P27"/>
      <text:p text:style-name="P27"/>
      <text:p text:style-name="P27"/>
      <text:p text:style-name="P27"/>
      <text:p text:style-name="P27"/>
      <text:p text:style-name="P27"/>
      <text:p text:style-name="P27"/>
      <text:p text:style-name="P27"/>
      <text:p text:style-name="P27"/>
      <text:p text:style-name="P27"/>
      <text:p text:style-name="P12">ОТЧЕТ</text:p>
      <text:p text:style-name="P24"><text:span text:style-name="T1">по лабораторной работе</text:span><text:span text:style-name="T14"> </text:span><text:span text:style-name="T17">№</text:span><text:span text:style-name="T18">5</text:span></text:p>
      <text:p text:style-name="P24"><text:span text:style-name="T1">по дисциплине «</text:span><text:span text:style-name="T2">Алгоритмы и структуры данных</text:span><text:span text:style-name="T1">»</text:span></text:p>
      <text:p text:style-name="P25"><text:span text:style-name="T4">Тема: <text:s/></text:span><text:span text:style-name="T5">Бинарные деревья и алгоритмы сжатия</text:span></text:p>
      <text:p text:style-name="P27"/>
      <text:p text:style-name="P27"/>
      <text:p text:style-name="P28"/>
      <text:p text:style-name="P27"/>
      <text:p text:style-name="P27"/>
      <text:p text:style-name="P27"/>
      <text:p text:style-name="P27"/>
      <text:p text:style-name="P27"/>
      <text:p text:style-name="P27"/>
      <text:p text:style-name="P27"/>
      <text:p text:style-name="P27"/>
      <text:p text:style-name="P27"/>
      <text:p text:style-name="P27"/>
      <text:p text:style-name="P27"/>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3"><text:span text:style-name="T3">Студент гр. </text:span><text:span text:style-name="T19">6383</text:span></text:p>
          </table:table-cell>
          <table:table-cell table:style-name="Table1.B1" office:value-type="string">
            <text:p text:style-name="P26"/>
          </table:table-cell>
          <table:table-cell table:style-name="Table1.A1" office:value-type="string">
            <text:p text:style-name="P29">Тимофеев Д. А.</text:p>
          </table:table-cell>
        </table:table-row>
        <table:table-row table:style-name="Table1.1">
          <table:table-cell table:style-name="Table1.A1" office:value-type="string">
            <text:p text:style-name="P26">Преподаватель</text:p>
          </table:table-cell>
          <table:table-cell table:style-name="Table1.B2" office:value-type="string">
            <text:p text:style-name="P26"/>
          </table:table-cell>
          <table:table-cell table:style-name="Table1.A1" office:value-type="string">
            <text:p text:style-name="P24"><text:span text:style-name="T7">Шолохова О</text:span><text:span text:style-name="T3">. М.</text:span></text:p>
          </table:table-cell>
        </table:table-row>
      </table:table>
      <text:p text:style-name="P27"/>
      <text:p text:style-name="P27"/>
      <text:p text:style-name="P27"/>
      <text:p text:style-name="P27"/>
      <text:p text:style-name="P27">Санкт-Петербург</text:p>
      <text:p text:style-name="P27"><text:span text:style-name="T16">201</text:span><text:span text:style-name="T20">7</text:span></text:p>
      <text:p text:style-name="P49">Цель работы.</text:p>
      <text:p text:style-name="P36"><text:span text:style-name="T52">Научиться применять бинарные деревья для решения задач кодирования (сжатия), </text:span><text:span text:style-name="T53">на примере реализации динамического алгоритма Хаффмана.</text:span></text:p>
      <text:p text:style-name="P8"/>
      <text:p text:style-name="P45">Постановка задачи.</text:p>
      <text:p text:style-name="P37"><text:span text:style-name="T22">Н</text:span><text:span text:style-name="T21">а вход подается </text:span><text:span text:style-name="T23">строка</text:span><text:span text:style-name="T21"> с закодированным содержимым. Требуется раскодировать содержимое </text:span><text:span text:style-name="T23">строки</text:span><text:span text:style-name="T21"> </text:span><text:span text:style-name="T22">динамическим </text:span><text:span text:style-name="T21">алгоритмо</text:span><text:span text:style-name="T22">м Хаффмана</text:span><text:span text:style-name="T21">.</text:span></text:p>
      <text:p text:style-name="P13"/>
      <text:p text:style-name="P41">Основные теоретические положения.</text:p>
      <text:p text:style-name="P11"><text:span text:style-name="T7"><text:tab/></text:span><text:span text:style-name="T42">Пусть задан алфавит A = {α1, α2, …, αn}, где αi – символы алфавита. Пусть имеется сообщение (a1, a2, …, am), ai</text:span><text:span text:style-name="T54"></text:span><text:span text:style-name="T43">A. В этом сообщении каждый символ алфавита αi встречается wi раз (wi – вес символа αi). Требуется закодировать входное сообщение, т. е. для каждого символа алфавита αi получить кодовое слово сi, и поcтроить выходное сообщение, заменив каждый символ во входном сообщении его кодом. При этом требуется получить выходное сообщение минимальной длины так, чтобы его можно было однозначно декодировать (получить исходное сообщение). Будем рассматривать только двоичные коды (состоящие из нулей и единиц).</text:span></text:p>
      <text:p text:style-name="P38">Существуют равномерные коды (каждому символу сопоставляется кодовое слово фиксированной длины, при этом декодирование выполняется однозначно) и неравномерные коды (символам могут сопоставляться кодовые слова различной длины, при этом для однозначного декодирования требуется выполнение свойства префиксности кода). Код называется префиксным, если никакое кодовое слово не является префиксом (началом) другого кодового слова.</text:p>
      <text:p text:style-name="P38">Рассмотрим пример: Алфавит A = {А, Б, В, Г} и сообщение «АББАГАВ» (соответственно набор весов W = {3, 2, 1, 1}). При использовании равномерного кодирования C = {00, 01, 10, 11} получаем дину сообщения 14 бит. При использовании неравномерного префиксного кода C = {0, 10, 110, 111} получаем длину закодированного сообщения равную 13 бит.</text:p>
      <text:p text:style-name="P38">Поставим в соответствие двоичному коду бинарное дерево. Пусть задан код, например, C = {0, 11, 100, 101}. Тогда последовательность нулей и единиц в коде задает путь от корня двоичного дерева к узлу, который содержит соответствующий символ. При этом ноль соответствует переходу к левому ребенку, а единица – к правому. Для префиксного кода символы сопоставляются листьям в кодовом дереве.</text:p>
      <text:p text:style-name="P51"><text:soft-page-break/><draw:g text:anchor-type="as-char" svg:y="0cm" draw:z-index="0" draw:name="Группа 2" draw:style-name="gr1"><draw:custom-shape draw:name="Прямоугольник 3" draw:style-name="gr2" draw:text-style-name="P68" svg:width="16.493cm" svg:height="5.222cm" svg:x="0cm" svg:y="0cm"><text:p/><draw:enhanced-geometry svg:viewBox="0 0 21600 21600" draw:type="rectangle" draw:enhanced-path="M 0 0 L 21600 0 21600 21600 0 21600 0 0 Z N"/></draw:custom-shape><draw:g draw:name="Группа 4" draw:style-name="gr3"><draw:g draw:name="Группа 5" draw:style-name="gr3"><draw:g draw:name="Группа 6" draw:style-name="gr3"><draw:frame draw:name="Изображение 7" draw:style-name="gr4" draw:text-style-name="P69" svg:width="0.648cm" svg:height="0.645cm" svg:x="8.539cm" svg:y="2.944cm"><draw:image xlink:href="Pictures/20000019000001FA0000025D1B2A39E99E3F49B3.wmf" xlink:type="simple" xlink:show="embed" xlink:actuate="onLoad"><text:p/></draw:image></draw:frame><draw:frame draw:style-name="gr5" draw:text-style-name="P71" svg:width="0.398cm" svg:height="0.532cm" svg:x="8.767cm" svg:y="4.367cm"><draw:text-box><text:p text:style-name="P70"><text:span text:style-name="T63">Г</text:span></text:p></draw:text-box></draw:frame></draw:g><draw:frame draw:style-name="gr6" draw:text-style-name="P71" svg:width="0.472cm" svg:height="0.519cm" svg:x="7.352cm" svg:y="2.96cm"><draw:text-box><text:p text:style-name="P70"><text:span text:style-name="T63">0</text:span></text:p></draw:text-box></draw:frame><draw:frame draw:style-name="gr7" draw:text-style-name="P71" svg:width="0.387cm" svg:height="0.712cm" svg:x="7.117cm" svg:y="4.283cm"><draw:text-box><text:p text:style-name="P70"><text:span text:style-name="T63">В</text:span></text:p></draw:text-box></draw:frame></draw:g><draw:frame draw:style-name="gr5" draw:text-style-name="P71" svg:width="0.498cm" svg:height="0.496cm" svg:x="8.55cm" svg:y="0.76cm"><draw:text-box><text:p text:style-name="P70"><text:span text:style-name="T63">1</text:span></text:p></draw:text-box></draw:frame><draw:g draw:name="Группа 12" draw:style-name="gr3"><draw:g draw:name="Группа 13" draw:style-name="gr3"><draw:frame draw:style-name="gr6" draw:text-style-name="P71" svg:width="0.392cm" svg:height="0.544cm" svg:x="8.133cm" svg:y="1.831cm"><draw:text-box><text:p text:style-name="P70"><text:span text:style-name="T63">0</text:span></text:p></draw:text-box></draw:frame><draw:frame draw:style-name="gr7" draw:text-style-name="P71" svg:width="0.387cm" svg:height="0.708cm" svg:x="9.557cm" svg:y="3.307cm"><draw:text-box><text:p text:style-name="P70"><text:span text:style-name="T63">Б</text:span></text:p></draw:text-box></draw:frame></draw:g><draw:g draw:name="Группа 16" draw:style-name="gr3"><draw:g draw:name="Группа 17" draw:style-name="gr3"><draw:connector draw:name="Автофигуры 18" draw:style-name="gr8" draw:text-style-name="P69" draw:type="line" svg:x1="8.177cm" svg:y1="0.688cm" svg:x2="7.357cm" svg:y2="1.856cm" svg:d="M8177 688l-820 1168" svg:viewBox="0 0 822 1169"><text:p/></draw:connector><draw:frame draw:style-name="gr6" draw:text-style-name="P71" svg:width="0.5cm" svg:height="0.68cm" svg:x="7.174cm" svg:y="0.737cm"><draw:text-box><text:p text:style-name="P70"><text:span text:style-name="T63">0</text:span></text:p></draw:text-box></draw:frame><draw:frame draw:style-name="gr7" draw:text-style-name="P71" svg:width="0.389cm" svg:height="0.71cm" svg:x="7.174cm" svg:y="2.06cm"><draw:text-box><text:p text:style-name="P70"><text:span text:style-name="T63">А</text:span></text:p></draw:text-box></draw:frame></draw:g><draw:g draw:name="Группа 21" draw:style-name="gr3"><draw:connector draw:name="Автофигуры 22" draw:style-name="gr8" draw:text-style-name="P69" draw:type="line" svg:x1="8.176cm" svg:y1="0.693cm" svg:x2="8.978cm" svg:y2="1.894cm" svg:d="M8176 693l802 1201" svg:viewBox="0 0 804 1203"><text:p/></draw:connector><draw:g draw:name="Группа 23" draw:style-name="gr3"><draw:connector draw:name="Автофигуры 24" draw:style-name="gr8" draw:text-style-name="P69" draw:type="line" svg:x1="8.163cm" svg:y1="3.043cm" svg:x2="8.968cm" svg:y2="4.247cm" svg:d="M8163 3043l805 1204" svg:viewBox="0 0 806 1207"><text:p/></draw:connector><draw:connector draw:name="Автофигуры 25" draw:style-name="gr8" draw:text-style-name="P69" draw:type="line" svg:x1="8.135cm" svg:y1="3.039cm" svg:x2="7.327cm" svg:y2="4.203cm" svg:d="M8135 3039l-808 1164" svg:viewBox="0 0 810 1166"><text:p/></draw:connector><draw:g draw:name="Группа 26" draw:style-name="gr3"><draw:connector draw:name="Автофигуры 27" draw:style-name="gr8" draw:text-style-name="P69" draw:type="line" svg:x1="8.961cm" svg:y1="1.893cm" svg:x2="8.153cm" svg:y2="3.048cm" svg:d="M8961 1893l-808 1155" svg:viewBox="0 0 810 1157"><text:p/></draw:connector><draw:connector draw:name="Автофигуры 28" draw:style-name="gr8" draw:text-style-name="P69" draw:type="line" svg:x1="8.973cm" svg:y1="1.893cm" svg:x2="9.775cm" svg:y2="3.094cm" svg:d="M8973 1893l802 1201" svg:viewBox="0 0 804 1203"><text:p/></draw:connector></draw:g></draw:g></draw:g></draw:g><draw:frame draw:name="Изображение 29" draw:style-name="gr4" draw:text-style-name="P69" svg:width="0.602cm" svg:height="0.544cm" svg:x="9.296cm" svg:y="1.815cm"><draw:image xlink:href="Pictures/20000019000001FA0000025D1B2A39E99E3F49B3.wmf" xlink:type="simple" xlink:show="embed" xlink:actuate="onLoad"><text:p/></draw:image></draw:frame></draw:g></draw:g></draw:g></text:p>
      <text:p text:style-name="P52"><text:span text:style-name="T37">Рис. 5.3. </text:span><text:span text:style-name="T46">Пример кодового дерева</text:span></text:p>
      <text:p text:style-name="P53">Пусть построено кодовое дерево. При кодировании кодовое слово для символа αi получают, проходя по дереву от листа, соответствующего αi, к корню. При декодировании расшифровка кодового слова получается движением по кодовому дереву от корня до листа в соответствии с кодовым словом.</text:p>
      <text:p text:style-name="P7"/>
      <text:p text:style-name="P39"><text:span text:style-name="T6">Спецификация программы</text:span><text:span text:style-name="T1">.</text:span></text:p>
      <text:p text:style-name="P39"><text:span text:style-name="T9">Назначение программы</text:span><text:span text:style-name="T7">.</text:span><text:span text:style-name="T15"> </text:span></text:p>
      <text:p text:style-name="P59"><text:span text:style-name="T7">Программа предназначается для </text:span><text:span text:style-name="T13">декодирования данных, закодированных с помощью динамического алгоритма Хаффмана.</text:span></text:p>
      <text:p text:style-name="P39"><text:span text:style-name="T9">Описание программы</text:span><text:span text:style-name="T7">.</text:span><text:span text:style-name="T15"> </text:span></text:p>
      <text:p text:style-name="P48"><text:span text:style-name="T7">Программа написана на языке C++ с использованием компилятора gcc. <text:tab/>Входными данными для программы является </text:span><text:span text:style-name="T8">строка</text:span><text:span text:style-name="T44">, содержащ</text:span><text:span text:style-name="T45">ая</text:span><text:span text:style-name="T44"> закодированные данные.</text:span></text:p>
      <text:p text:style-name="P46">Выходными данными явля<text:span text:style-name="T47">ется строка</text:span><text:span text:style-name="T38"> — результат декодирования содержимого исходно</text:span><text:span text:style-name="T40">й</text:span><text:span text:style-name="T39"> </text:span><text:span text:style-name="T40">строки.</text:span></text:p>
      <text:p text:style-name="P47"/>
      <text:p text:style-name="P61"><text:span text:style-name="T9">Пример </text:span><text:span text:style-name="T10">исходн</text:span><text:span text:style-name="T12">ой</text:span><text:span text:style-name="T11"> </text:span><text:span text:style-name="T12">строки</text:span></text:p>
      <text:p text:style-name="P60">a0b00r0100k01100d011011001000</text:p>
      <text:p text:style-name="P43"/>
      <text:p text:style-name="P40"><text:span text:style-name="T9">Пример </text:span><text:span text:style-name="T10">выходно</text:span><text:span text:style-name="T12">й строки</text:span><text:span text:style-name="T7"> </text:span></text:p>
      <text:p text:style-name="P60">abrakadabra</text:p>
      <text:p text:style-name="P44"/>
      <text:p text:style-name="P10"><text:span text:style-name="T9"><text:tab/>Реализация</text:span><text:span text:style-name="T7">.</text:span></text:p>
      <text:p text:style-name="P15"><text:span text:style-name="T27"><text:s text:c="3"/></text:span><text:span text:style-name="T28"><text:s/><text:tab/></text:span><text:span text:style-name="T35">char</text:span><text:span text:style-name="T30">*</text:span><text:span text:style-name="T28"> </text:span><text:span text:style-name="T30">decode(</text:span><text:span text:style-name="T35">char</text:span><text:span text:style-name="T30">*</text:span><text:span text:style-name="T28"> </text:span><text:span text:style-name="T57">in</text:span><text:span text:style-name="T30">);</text:span></text:p>
      <text:p text:style-name="P63"><text:span text:style-name="T30"><text:tab/>Функция декодирования входной строки</text:span></text:p>
      <text:p text:style-name="P63"><text:span text:style-name="T30"><text:tab/>in — Указатель на си-строку, содержащую закодированные данные.</text:span></text:p>
      <text:p text:style-name="P63"><text:span text:style-name="T30"><text:tab/>Возвращаемое значение: Указатель на си-строку, содержащую декодированные данные.</text:span></text:p>
      <text:p text:style-name="P63"><text:span text:style-name="T30"/></text:p>
      <text:p text:style-name="P32"/>
      <text:p text:style-name="P14"><text:tab/></text:p>
      <text:p text:style-name="P39"><text:span text:style-name="T6">Тестирование</text:span><text:span text:style-name="T1">.</text:span></text:p>
      <table:table table:name="Table2" table:style-name="Table2">
        <table:table-column table:style-name="Table2.A"/>
        <table:table-column table:style-name="Table2.B"/>
        <table:table-row table:style-name="Table2.1">
          <table:table-cell table:style-name="Table2.A1" office:value-type="string">
            <text:p text:style-name="P2">Входн<text:span text:style-name="T56">ая строка</text:span></text:p>
          </table:table-cell>
          <table:table-cell table:style-name="Table2.A1" office:value-type="string">
            <text:p text:style-name="P3">Ожидаемый результат</text:p>
          </table:table-cell>
        </table:table-row>
        <table:table-row table:style-name="Table2.2">
          <table:table-cell table:style-name="Table2.A1" office:value-type="string">
            <text:p text:style-name="P54">«»</text:p>
          </table:table-cell>
          <table:table-cell table:style-name="Table2.A1" office:value-type="string">
            <text:p text:style-name="P4">«»</text:p>
          </table:table-cell>
        </table:table-row>
        <table:table-row table:style-name="Table2.3">
          <table:table-cell table:style-name="Table2.A1" office:value-type="string">
            <text:p text:style-name="P54">a</text:p>
          </table:table-cell>
          <table:table-cell table:style-name="Table2.A1" office:value-type="string">
            <text:p text:style-name="P54">a</text:p>
          </table:table-cell>
        </table:table-row>
        <table:table-row table:style-name="Table2.4">
          <table:table-cell table:style-name="Table2.A4" office:value-type="string">
            <text:p text:style-name="P54">a0b</text:p>
          </table:table-cell>
          <table:table-cell table:style-name="Table2.A4" office:value-type="string">
            <text:p text:style-name="P54">ab</text:p>
          </table:table-cell>
        </table:table-row>
        <table:table-row table:style-name="Table2.5">
          <table:table-cell table:style-name="Table2.A4" office:value-type="string">
            <text:p text:style-name="P56">a0b00r0100k01100d011011001000</text:p>
          </table:table-cell>
          <table:table-cell table:style-name="Table2.A4" office:value-type="string">
            <text:p text:style-name="P54"><text:span text:style-name="T58">a</text:span>brakadabra</text:p>
          </table:table-cell>
        </table:table-row>
        <table:table-row table:style-name="Table2.5">
          <table:table-cell table:style-name="Table2.A4" office:value-type="string">
            <text:p text:style-name="P57">a0b0111000c000d0100e1001111110110000</text:p>
          </table:table-cell>
          <table:table-cell table:style-name="Table2.A4" office:value-type="string">
            <text:p text:style-name="P55">abbbbcdeeeeeeeee</text:p>
          </table:table-cell>
        </table:table-row>
      </table:table>
      <text:p text:style-name="P42"/>
      <text:p text:style-name="P35">Выводы.</text:p>
      <text:p text:style-name="P34"><text:span text:style-name="T48">В ходе работы </text:span><text:span text:style-name="T49">был реализован</text:span><text:span text:style-name="T36"> </text:span><text:span text:style-name="T55">динамический алгоритм Хаффмана для декодирования данных. </text:span><text:span text:style-name="T36"><text:s/></text:span><text:span text:style-name="T55">Были получены </text:span><text:span text:style-name="T36">навыки </text:span><text:span text:style-name="T55">применения бинарных деревьев в алгоритмах сжатия.</text:span></text:p>
      <text:p text:style-name="P9"><text:bookmark text:name="_yu53w69mcq8w"/></text:p>
      <text:p text:style-name="P50"><text:bookmark text:name="_9fo5aet8n5j"/>Приложение А. Исходный код.</text:p>
      <text:p text:style-name="P19"/>
      <text:p text:style-name="P15"><text:span text:style-name="T60">//</text:span><text:span text:style-name="T26"> </text:span><text:span text:style-name="T60">Лабораторная</text:span><text:span text:style-name="T26"> </text:span><text:span text:style-name="T60">работа</text:span><text:span text:style-name="T26"> </text:span><text:span text:style-name="T59">№</text:span><text:span text:style-name="T60">5</text:span></text:p>
      <text:p text:style-name="P15"><text:span text:style-name="T60">//</text:span><text:span text:style-name="T26"> </text:span><text:span text:style-name="T60">codetree.h</text:span></text:p>
      <text:p text:style-name="P15"><text:span text:style-name="T60">//</text:span><text:span text:style-name="T26"> </text:span><text:span text:style-name="T60">Тимофеев</text:span><text:span text:style-name="T26"> </text:span><text:span text:style-name="T60">Дмитрий,</text:span><text:span text:style-name="T26"> </text:span><text:span text:style-name="T60">группа</text:span><text:span text:style-name="T26"> </text:span><text:span text:style-name="T60">6383</text:span></text:p>
      <text:p text:style-name="P15"><text:span text:style-name="T60">//</text:span><text:span text:style-name="T26"> </text:span><text:span text:style-name="T60">12.11.17</text:span></text:p>
      <text:p text:style-name="P64">//</text:p>
      <text:p text:style-name="P20"><text:span text:style-name="T60">//</text:span><text:span text:style-name="T26"> </text:span><text:span text:style-name="T60">Бинарные</text:span><text:span text:style-name="T26"> </text:span><text:span text:style-name="T60">деревья</text:span><text:span text:style-name="T26"> </text:span><text:span text:style-name="T60">и</text:span><text:span text:style-name="T26"> </text:span><text:span text:style-name="T60">алгоритмы</text:span><text:span text:style-name="T26"> </text:span><text:span text:style-name="T60">сжатия</text:span></text:p>
      <text:p text:style-name="P15"><text:span text:style-name="T34">#ifndef</text:span><text:span text:style-name="T26"> </text:span>CODETREE</text:p>
      <text:p text:style-name="P20"><text:span text:style-name="T34">#define</text:span><text:span text:style-name="T26"> </text:span><text:span text:style-name="T34">CODETREE</text:span></text:p>
      <text:p text:style-name="P15"><text:span text:style-name="T34">namespace</text:span><text:span text:style-name="T26"> </text:span><text:span text:style-name="T29">code_tree</text:span><text:span text:style-name="T26"> </text:span><text:span text:style-name="T29">{</text:span></text:p>
      <text:p text:style-name="P15"><text:span text:style-name="T26"><text:s text:c="4"/></text:span><text:span text:style-name="T34">char</text:span><text:span text:style-name="T29">*</text:span><text:span text:style-name="T26"> </text:span><text:span text:style-name="T29">encode(</text:span><text:span text:style-name="T34">char</text:span><text:span text:style-name="T29">*</text:span><text:span text:style-name="T26"> </text:span>in<text:span text:style-name="T29">);</text:span></text:p>
      <text:p text:style-name="P15"><text:span text:style-name="T26"><text:s text:c="4"/></text:span><text:span text:style-name="T34">char</text:span><text:span text:style-name="T29">*</text:span><text:span text:style-name="T26"> </text:span><text:span text:style-name="T29">decode(</text:span><text:span text:style-name="T34">char</text:span><text:span text:style-name="T29">*</text:span><text:span text:style-name="T26"> </text:span>in<text:span text:style-name="T29">);</text:span></text:p>
      <text:p text:style-name="P21">}</text:p>
      <text:p text:style-name="P20"><text:span text:style-name="T34">#endif</text:span><text:span text:style-name="T26"> </text:span><text:span text:style-name="T60">//</text:span><text:span text:style-name="T26"> </text:span><text:span text:style-name="T60">CODETREE</text:span></text:p>
      <text:p text:style-name="P15"><text:span text:style-name="T29"/></text:p>
      <text:p text:style-name="P20"><text:span text:style-name="T60">//</text:span><text:span text:style-name="T26"> </text:span><text:span text:style-name="T60">Лабораторная</text:span><text:span text:style-name="T26"> </text:span><text:span text:style-name="T60">работа</text:span><text:span text:style-name="T26"> </text:span><text:span text:style-name="T59">№</text:span><text:span text:style-name="T60">5</text:span></text:p>
      <text:p text:style-name="P15"><text:span text:style-name="T60">//</text:span><text:span text:style-name="T26"> </text:span><text:span text:style-name="T60">codetree.cpp</text:span></text:p>
      <text:p text:style-name="P15"><text:span text:style-name="T60">//</text:span><text:span text:style-name="T26"> </text:span><text:span text:style-name="T60">Тимофеев</text:span><text:span text:style-name="T26"> </text:span><text:span text:style-name="T60">Дмитрий,</text:span><text:span text:style-name="T26"> </text:span><text:span text:style-name="T60">группа</text:span><text:span text:style-name="T26"> </text:span><text:span text:style-name="T60">6383</text:span></text:p>
      <text:p text:style-name="P15"><text:span text:style-name="T60">//</text:span><text:span text:style-name="T26"> </text:span><text:span text:style-name="T60">12.11.17</text:span></text:p>
      <text:p text:style-name="P64">//</text:p>
      <text:p text:style-name="P20"><text:span text:style-name="T60">//</text:span><text:span text:style-name="T26"> </text:span><text:span text:style-name="T60">Бинарные</text:span><text:span text:style-name="T26"> </text:span><text:span text:style-name="T60">деревья</text:span><text:span text:style-name="T26"> </text:span><text:span text:style-name="T60">и</text:span><text:span text:style-name="T26"> </text:span><text:span text:style-name="T60">алгоритмы</text:span><text:span text:style-name="T26"> </text:span><text:span text:style-name="T60">сжатия</text:span></text:p>
      <text:p text:style-name="P20"><text:span text:style-name="T34">#include</text:span><text:span text:style-name="T32">"codetree.h"</text:span></text:p>
      <text:p text:style-name="P15"><text:span text:style-name="T34">#include</text:span><text:span text:style-name="T32">&lt;iostream&gt;</text:span></text:p>
      <text:p text:style-name="P20"><text:span text:style-name="T34">using</text:span><text:span text:style-name="T26"> </text:span><text:span text:style-name="T34">namespace</text:span><text:span text:style-name="T26"> </text:span><text:span text:style-name="T29">std;</text:span></text:p>
      <text:p text:style-name="P20"><text:span text:style-name="T34">namespace</text:span><text:span text:style-name="T26"> </text:span><text:span text:style-name="T29">code_tree</text:span><text:span text:style-name="T26"> </text:span><text:span text:style-name="T29">{</text:span></text:p>
      <text:p text:style-name="P15"><text:span text:style-name="T26"><text:s text:c="4"/></text:span><text:span text:style-name="T34">struct</text:span><text:span text:style-name="T26"> </text:span><text:span text:style-name="T29">Node{</text:span></text:p>
      <text:p text:style-name="P15"><text:span text:style-name="T26"><text:s text:c="8"/></text:span><text:span text:style-name="T34">char</text:span><text:span text:style-name="T26"> </text:span><text:span text:style-name="T61">symbol</text:span><text:span text:style-name="T29">;</text:span></text:p>
      <text:p text:style-name="P15"><text:span text:style-name="T26"><text:s text:c="8"/></text:span><text:span text:style-name="T34">long</text:span><text:span text:style-name="T26"> </text:span><text:span text:style-name="T61">weight</text:span><text:span text:style-name="T29">;</text:span></text:p>
      <text:p text:style-name="P15"><text:span text:style-name="T26"><text:s text:c="8"/></text:span><text:span text:style-name="T29">Node*</text:span><text:span text:style-name="T26"> </text:span><text:span text:style-name="T61">parent</text:span><text:span text:style-name="T29">;</text:span></text:p>
      <text:p text:style-name="P15"><text:span text:style-name="T26"><text:s text:c="8"/></text:span><text:span text:style-name="T29">Node*</text:span><text:span text:style-name="T26"> </text:span><text:span text:style-name="T61">left</text:span><text:span text:style-name="T29">;</text:span></text:p>
      <text:p text:style-name="P15"><text:span text:style-name="T26"><text:s text:c="8"/></text:span><text:span text:style-name="T29">Node*</text:span><text:span text:style-name="T26"> </text:span><text:span text:style-name="T61">right</text:span><text:span text:style-name="T29">;</text:span></text:p>
      <text:p text:style-name="P15"><text:span text:style-name="T26"><text:s text:c="8"/></text:span><text:span text:style-name="T29">Node(</text:span><text:span text:style-name="T34">char</text:span><text:span text:style-name="T26"> </text:span><text:span text:style-name="T29">symbol,</text:span><text:span text:style-name="T26"> </text:span><text:span text:style-name="T34">long</text:span><text:span text:style-name="T26"> </text:span><text:span text:style-name="T29">weight,</text:span><text:span text:style-name="T26"> </text:span><text:span text:style-name="T29">Node*</text:span><text:span text:style-name="T26"> </text:span><text:span text:style-name="T29">parent,</text:span><text:span text:style-name="T26"> </text:span><text:span text:style-name="T29">Node*</text:span><text:span text:style-name="T26"> </text:span><text:span text:style-name="T29">left,</text:span><text:span text:style-name="T26"> </text:span><text:span text:style-name="T29">Node*</text:span><text:span text:style-name="T26"> </text:span><text:span text:style-name="T29">right){</text:span></text:p>
      <text:p text:style-name="P15"><text:span text:style-name="T26"><text:s text:c="12"/></text:span><text:span text:style-name="T34">this</text:span><text:span text:style-name="T29">-&gt;</text:span><text:span text:style-name="T61">symbol</text:span><text:span text:style-name="T29">=symbol;</text:span></text:p>
      <text:p text:style-name="P15"><text:span text:style-name="T26"><text:s text:c="12"/></text:span><text:span text:style-name="T34">this</text:span><text:span text:style-name="T29">-&gt;</text:span><text:span text:style-name="T61">weight</text:span><text:span text:style-name="T29">=weight;</text:span></text:p>
      <text:p text:style-name="P15"><text:span text:style-name="T26"><text:s text:c="12"/></text:span><text:span text:style-name="T34">this</text:span><text:span text:style-name="T29">-&gt;</text:span><text:span text:style-name="T61">parent</text:span><text:span text:style-name="T29">=parent;</text:span></text:p>
      <text:p text:style-name="P15"><text:span text:style-name="T26"><text:s text:c="12"/></text:span><text:span text:style-name="T34">this</text:span><text:span text:style-name="T29">-&gt;</text:span><text:span text:style-name="T61">left</text:span><text:span text:style-name="T29">=left;</text:span></text:p>
      <text:p text:style-name="P15"><text:span text:style-name="T26"><text:s text:c="12"/></text:span><text:span text:style-name="T34">this</text:span><text:span text:style-name="T29">-&gt;</text:span><text:span text:style-name="T61">right</text:span><text:span text:style-name="T29">=right;</text:span></text:p>
      <text:p text:style-name="P15"><text:span text:style-name="T26"><text:s text:c="8"/></text:span><text:span text:style-name="T29">}</text:span></text:p>
      <text:p text:style-name="P20"><text:span text:style-name="T26"><text:s text:c="4"/></text:span><text:span text:style-name="T29">};</text:span></text:p>
      <text:p text:style-name="P15"><text:soft-page-break/><text:span text:style-name="T26"><text:s text:c="4"/></text:span><text:span text:style-name="T34">bool</text:span><text:span text:style-name="T26"> </text:span><text:span text:style-name="T29">isLeft(Node*</text:span><text:span text:style-name="T26"> </text:span><text:span text:style-name="T29">node){</text:span></text:p>
      <text:p text:style-name="P15"><text:span text:style-name="T26"><text:s text:c="8"/></text:span><text:span text:style-name="T34">return</text:span><text:span text:style-name="T26"> </text:span><text:span text:style-name="T29">node==node-&gt;</text:span><text:span text:style-name="T61">parent</text:span><text:span text:style-name="T29">-&gt;</text:span><text:span text:style-name="T61">left</text:span><text:span text:style-name="T29">;</text:span></text:p>
      <text:p text:style-name="P20"><text:span text:style-name="T26"><text:s text:c="4"/></text:span><text:span text:style-name="T29">}</text:span></text:p>
      <text:p text:style-name="P15"><text:span text:style-name="T26"><text:s text:c="4"/></text:span><text:span text:style-name="T29">Node*</text:span><text:span text:style-name="T26"> </text:span><text:span text:style-name="T29">rootOfTree(Node*</text:span><text:span text:style-name="T26"> </text:span><text:span text:style-name="T29">n){</text:span></text:p>
      <text:p text:style-name="P15"><text:span text:style-name="T26"><text:s text:c="8"/></text:span><text:span text:style-name="T34">while</text:span><text:span text:style-name="T26"> </text:span><text:span text:style-name="T29">(n-&gt;</text:span><text:span text:style-name="T61">parent</text:span><text:span text:style-name="T29">!=</text:span><text:span text:style-name="T34">nullptr</text:span><text:span text:style-name="T29">)n=n-&gt;</text:span><text:span text:style-name="T61">parent</text:span><text:span text:style-name="T29">;</text:span></text:p>
      <text:p text:style-name="P15"><text:span text:style-name="T26"><text:s text:c="8"/></text:span><text:span text:style-name="T34">return</text:span><text:span text:style-name="T26"> </text:span><text:span text:style-name="T29">n;</text:span></text:p>
      <text:p text:style-name="P20"><text:span text:style-name="T26"><text:s text:c="4"/></text:span><text:span text:style-name="T29">}</text:span></text:p>
      <text:p text:style-name="P15"><text:span text:style-name="T26"><text:s text:c="4"/></text:span><text:span text:style-name="T34">void</text:span><text:span text:style-name="T26"> </text:span><text:span text:style-name="T29">destroyRec(Node*</text:span><text:span text:style-name="T26"> </text:span><text:span text:style-name="T29">n){</text:span></text:p>
      <text:p text:style-name="P15"><text:span text:style-name="T26"><text:s text:c="8"/></text:span><text:span text:style-name="T34">if</text:span><text:span text:style-name="T29">(n==</text:span><text:span text:style-name="T34">nullptr</text:span><text:span text:style-name="T29">)</text:span><text:span text:style-name="T34">return</text:span><text:span text:style-name="T29">;</text:span></text:p>
      <text:p text:style-name="P15"><text:span text:style-name="T26"><text:s text:c="8"/></text:span><text:span text:style-name="T29">destroyRec(n-&gt;</text:span><text:span text:style-name="T61">left</text:span><text:span text:style-name="T29">);</text:span></text:p>
      <text:p text:style-name="P15"><text:span text:style-name="T26"><text:s text:c="8"/></text:span><text:span text:style-name="T29">destroyRec(n-&gt;</text:span><text:span text:style-name="T61">right</text:span><text:span text:style-name="T29">);</text:span></text:p>
      <text:p text:style-name="P15"><text:span text:style-name="T26"><text:s text:c="8"/></text:span><text:span text:style-name="T34">delete</text:span><text:span text:style-name="T26"> </text:span><text:span text:style-name="T29">n;</text:span></text:p>
      <text:p text:style-name="P20"><text:span text:style-name="T26"><text:s text:c="4"/></text:span><text:span text:style-name="T29">}</text:span></text:p>
      <text:p text:style-name="P15"><text:span text:style-name="T26"><text:s text:c="4"/></text:span><text:span text:style-name="T34">void</text:span><text:span text:style-name="T26"> </text:span><text:span text:style-name="T29">destroy(Node*</text:span><text:span text:style-name="T26"> </text:span><text:span text:style-name="T29">n){</text:span></text:p>
      <text:p text:style-name="P15"><text:span text:style-name="T26"><text:s text:c="8"/></text:span><text:span text:style-name="T29">destroyRec(rootOfTree(n));</text:span></text:p>
      <text:p text:style-name="P20"><text:span text:style-name="T26"><text:s text:c="4"/></text:span><text:span text:style-name="T29">}</text:span></text:p>
      <text:p text:style-name="P15"><text:span text:style-name="T26"><text:s text:c="4"/></text:span><text:span text:style-name="T60">//</text:span><text:span text:style-name="T26"> </text:span><text:span text:style-name="T60">сверху</text:span><text:span text:style-name="T26"> </text:span><text:span text:style-name="T60">-</text:span><text:span text:style-name="T26"> </text:span><text:span text:style-name="T60">влево</text:span></text:p>
      <text:p text:style-name="P15"><text:span text:style-name="T26"><text:s text:c="4"/></text:span><text:span text:style-name="T60">//</text:span><text:span text:style-name="T26"> </text:span><text:span text:style-name="T60">слева</text:span><text:span text:style-name="T26"> </text:span><text:span text:style-name="T60">-</text:span><text:span text:style-name="T26"> </text:span><text:span text:style-name="T60">вправо</text:span></text:p>
      <text:p text:style-name="P15"><text:span text:style-name="T26"><text:s text:c="4"/></text:span><text:span text:style-name="T60">//</text:span><text:span text:style-name="T26"> </text:span><text:span text:style-name="T60">справа-</text:span><text:span text:style-name="T26"> </text:span><text:span text:style-name="T60">вверх</text:span></text:p>
      <text:p text:style-name="P15"><text:span text:style-name="T26"><text:s text:c="4"/></text:span><text:span text:style-name="T29">Node*</text:span><text:span text:style-name="T26"> </text:span><text:span text:style-name="T29">iterateNextOnThisLevel(Node*</text:span><text:span text:style-name="T26"> </text:span><text:span text:style-name="T29">current){</text:span></text:p>
      <text:p text:style-name="P15"><text:span text:style-name="T26"><text:s text:c="8"/></text:span><text:span text:style-name="T34">if</text:span><text:span text:style-name="T29">(current==</text:span><text:span text:style-name="T34">nullptr</text:span><text:span text:style-name="T29">)</text:span><text:span text:style-name="T34">return</text:span><text:span text:style-name="T26"> </text:span><text:span text:style-name="T34">nullptr</text:span><text:span text:style-name="T29">;</text:span></text:p>
      <text:p text:style-name="P15"><text:span text:style-name="T26"><text:s text:c="8"/></text:span><text:span text:style-name="T34">int</text:span><text:span text:style-name="T26"> </text:span><text:span text:style-name="T29">level=</text:span><text:span text:style-name="T62">0</text:span><text:span text:style-name="T29">;</text:span></text:p>
      <text:p text:style-name="P20"><text:span text:style-name="T26"><text:s text:c="8"/></text:span><text:span text:style-name="T29">Node*</text:span><text:span text:style-name="T26"> </text:span><text:span text:style-name="T29">prev=current;</text:span></text:p>
      <text:p text:style-name="P15"><text:span text:style-name="T26"><text:s text:c="8"/></text:span><text:span text:style-name="T29">current=current-&gt;</text:span><text:span text:style-name="T61">parent</text:span><text:span text:style-name="T29">;</text:span></text:p>
      <text:p text:style-name="P15"><text:span text:style-name="T26"><text:s text:c="8"/></text:span><text:span text:style-name="T34">if</text:span><text:span text:style-name="T29">(current==</text:span><text:span text:style-name="T34">nullptr</text:span><text:span text:style-name="T29">)</text:span><text:span text:style-name="T34">return</text:span><text:span text:style-name="T26"> </text:span><text:span text:style-name="T34">nullptr</text:span><text:span text:style-name="T29">;</text:span></text:p>
      <text:p text:style-name="P20"><text:span text:style-name="T26"><text:s text:c="8"/></text:span><text:span text:style-name="T29">level--;</text:span></text:p>
      <text:p text:style-name="P15"><text:span text:style-name="T26"><text:s text:c="8"/></text:span><text:span text:style-name="T34">while</text:span><text:span text:style-name="T29">(level!=</text:span><text:span text:style-name="T62">0</text:span><text:span text:style-name="T29">){</text:span></text:p>
      <text:p text:style-name="P15"><text:span text:style-name="T26"><text:s text:c="12"/></text:span><text:span text:style-name="T34">if</text:span><text:span text:style-name="T29">(prev==current-&gt;</text:span><text:span text:style-name="T61">parent</text:span><text:span text:style-name="T29">){</text:span><text:span text:style-name="T26"> </text:span><text:span text:style-name="T60">//</text:span><text:span text:style-name="T26"> </text:span><text:span text:style-name="T60">сверху</text:span></text:p>
      <text:p text:style-name="P15"><text:span text:style-name="T26"><text:s text:c="16"/></text:span><text:span text:style-name="T34">if</text:span><text:span text:style-name="T29">(current-&gt;</text:span><text:span text:style-name="T61">left</text:span><text:span text:style-name="T29">!=</text:span><text:span text:style-name="T34">nullptr</text:span><text:span text:style-name="T29">){</text:span></text:p>
      <text:p text:style-name="P15"><text:span text:style-name="T26"><text:s text:c="20"/></text:span><text:span text:style-name="T29">prev=current;</text:span></text:p>
      <text:p text:style-name="P15"><text:span text:style-name="T26"><text:s text:c="20"/></text:span><text:span text:style-name="T29">current=current-&gt;</text:span><text:span text:style-name="T61">left</text:span><text:span text:style-name="T29">;</text:span></text:p>
      <text:p text:style-name="P15"><text:span text:style-name="T26"><text:s text:c="20"/></text:span><text:span text:style-name="T29">level++;</text:span></text:p>
      <text:p text:style-name="P15"><text:span text:style-name="T26"><text:s text:c="16"/></text:span><text:span text:style-name="T29">}</text:span></text:p>
      <text:p text:style-name="P15"><text:span text:style-name="T26"><text:s text:c="16"/></text:span><text:span text:style-name="T34">else</text:span><text:span text:style-name="T29">{</text:span></text:p>
      <text:p text:style-name="P15"><text:span text:style-name="T26"><text:s text:c="20"/></text:span><text:span text:style-name="T34">if</text:span><text:span text:style-name="T29">(current-&gt;</text:span><text:span text:style-name="T61">parent</text:span><text:span text:style-name="T29">==</text:span><text:span text:style-name="T34">nullptr</text:span><text:span text:style-name="T29">)</text:span><text:span text:style-name="T34">return</text:span><text:span text:style-name="T26"> </text:span><text:span text:style-name="T34">nullptr</text:span><text:span text:style-name="T29">;</text:span></text:p>
      <text:p text:style-name="P15"><text:span text:style-name="T26"><text:s text:c="20"/></text:span><text:span text:style-name="T29">prev=current;</text:span></text:p>
      <text:p text:style-name="P15"><text:span text:style-name="T26"><text:s text:c="20"/></text:span><text:span text:style-name="T29">current=current-&gt;</text:span><text:span text:style-name="T61">parent</text:span><text:span text:style-name="T29">;</text:span></text:p>
      <text:p text:style-name="P15"><text:span text:style-name="T26"><text:s text:c="20"/></text:span><text:span text:style-name="T29">level--;</text:span></text:p>
      <text:p text:style-name="P15"><text:span text:style-name="T26"><text:s text:c="16"/></text:span><text:span text:style-name="T29">}</text:span></text:p>
      <text:p text:style-name="P15"><text:span text:style-name="T26"><text:s text:c="16"/></text:span><text:span text:style-name="T34">continue</text:span><text:span text:style-name="T29">;</text:span></text:p>
      <text:p text:style-name="P20"><text:span text:style-name="T26"><text:s text:c="12"/></text:span><text:span text:style-name="T29">}</text:span></text:p>
      <text:p text:style-name="P15"><text:span text:style-name="T26"><text:s text:c="12"/></text:span><text:span text:style-name="T34">if</text:span><text:span text:style-name="T29">(current-&gt;</text:span><text:span text:style-name="T61">left</text:span><text:span text:style-name="T29">==prev){</text:span><text:span text:style-name="T26"> </text:span><text:span text:style-name="T60">//</text:span><text:span text:style-name="T26"> </text:span><text:span text:style-name="T60">слева</text:span></text:p>
      <text:p text:style-name="P15"><text:span text:style-name="T26"><text:s text:c="16"/></text:span><text:span text:style-name="T29">level++;</text:span></text:p>
      <text:p text:style-name="P15"><text:soft-page-break/><text:span text:style-name="T26"><text:s text:c="16"/></text:span><text:span text:style-name="T29">prev=current;</text:span></text:p>
      <text:p text:style-name="P15"><text:span text:style-name="T26"><text:s text:c="16"/></text:span><text:span text:style-name="T29">current=current-&gt;</text:span><text:span text:style-name="T61">right</text:span><text:span text:style-name="T29">;</text:span></text:p>
      <text:p text:style-name="P15"><text:span text:style-name="T26"><text:s text:c="16"/></text:span><text:span text:style-name="T34">continue</text:span><text:span text:style-name="T29">;</text:span></text:p>
      <text:p text:style-name="P20"><text:span text:style-name="T26"><text:s text:c="12"/></text:span><text:span text:style-name="T29">}</text:span></text:p>
      <text:p text:style-name="P15"><text:span text:style-name="T26"><text:s text:c="12"/></text:span><text:span text:style-name="T34">if</text:span><text:span text:style-name="T29">(current-&gt;</text:span><text:span text:style-name="T61">right</text:span><text:span text:style-name="T29">==prev){</text:span><text:span text:style-name="T26"> </text:span><text:span text:style-name="T60">//</text:span><text:span text:style-name="T26"> </text:span><text:span text:style-name="T60">справа</text:span></text:p>
      <text:p text:style-name="P15"><text:span text:style-name="T26"><text:s text:c="16"/></text:span><text:span text:style-name="T34">if</text:span><text:span text:style-name="T29">(current-&gt;</text:span><text:span text:style-name="T61">parent</text:span><text:span text:style-name="T29">==</text:span><text:span text:style-name="T34">nullptr</text:span><text:span text:style-name="T29">)</text:span><text:span text:style-name="T34">return</text:span><text:span text:style-name="T26"> </text:span><text:span text:style-name="T34">nullptr</text:span><text:span text:style-name="T29">;</text:span></text:p>
      <text:p text:style-name="P15"><text:span text:style-name="T26"><text:s text:c="16"/></text:span><text:span text:style-name="T29">level--;</text:span></text:p>
      <text:p text:style-name="P15"><text:span text:style-name="T26"><text:s text:c="16"/></text:span><text:span text:style-name="T29">prev=current;</text:span></text:p>
      <text:p text:style-name="P15"><text:span text:style-name="T26"><text:s text:c="16"/></text:span><text:span text:style-name="T29">current=current-&gt;</text:span><text:span text:style-name="T61">parent</text:span><text:span text:style-name="T29">;</text:span></text:p>
      <text:p text:style-name="P15"><text:span text:style-name="T26"><text:s text:c="16"/></text:span><text:span text:style-name="T34">continue</text:span><text:span text:style-name="T29">;</text:span></text:p>
      <text:p text:style-name="P15"><text:span text:style-name="T26"><text:s text:c="12"/></text:span><text:span text:style-name="T29">}</text:span></text:p>
      <text:p text:style-name="P15"><text:span text:style-name="T26"><text:s text:c="8"/></text:span><text:span text:style-name="T29">}</text:span></text:p>
      <text:p text:style-name="P15"><text:span text:style-name="T26"><text:s text:c="8"/></text:span><text:span text:style-name="T34">return</text:span><text:span text:style-name="T26"> </text:span><text:span text:style-name="T29">current;</text:span></text:p>
      <text:p text:style-name="P20"><text:span text:style-name="T26"><text:s text:c="4"/></text:span><text:span text:style-name="T29">}</text:span></text:p>
      <text:p text:style-name="P15"><text:span text:style-name="T26"><text:s text:c="4"/></text:span><text:span text:style-name="T29">Node*</text:span><text:span text:style-name="T26"> </text:span><text:span text:style-name="T29">findFirstOnLevel(Node*</text:span><text:span text:style-name="T26"> </text:span><text:span text:style-name="T29">root,</text:span><text:span text:style-name="T26"> </text:span><text:span text:style-name="T34">int</text:span><text:span text:style-name="T26"> </text:span><text:span text:style-name="T29">level){</text:span></text:p>
      <text:p text:style-name="P15"><text:span text:style-name="T26"><text:s text:c="8"/></text:span><text:span text:style-name="T34">if</text:span><text:span text:style-name="T29">(root==</text:span><text:span text:style-name="T34">nullptr</text:span><text:span text:style-name="T29">)</text:span><text:span text:style-name="T34">return</text:span><text:span text:style-name="T26"> </text:span><text:span text:style-name="T34">nullptr</text:span><text:span text:style-name="T29">;</text:span></text:p>
      <text:p text:style-name="P15"><text:span text:style-name="T26"><text:s text:c="8"/></text:span><text:span text:style-name="T34">if</text:span><text:span text:style-name="T29">(level==</text:span><text:span text:style-name="T62">1</text:span><text:span text:style-name="T29">)</text:span><text:span text:style-name="T34">return</text:span><text:span text:style-name="T26"> </text:span><text:span text:style-name="T29">root;</text:span></text:p>
      <text:p text:style-name="P15"><text:span text:style-name="T26"><text:s text:c="8"/></text:span><text:span text:style-name="T29">Node*</text:span><text:span text:style-name="T26"> </text:span><text:span text:style-name="T29">f=findFirstOnLevel(root-&gt;</text:span><text:span text:style-name="T61">left</text:span><text:span text:style-name="T29">,level-</text:span><text:span text:style-name="T62">1</text:span><text:span text:style-name="T29">);</text:span></text:p>
      <text:p text:style-name="P15"><text:span text:style-name="T26"><text:s text:c="8"/></text:span><text:span text:style-name="T34">if</text:span><text:span text:style-name="T29">(f!=</text:span><text:span text:style-name="T34">nullptr</text:span><text:span text:style-name="T29">)</text:span><text:span text:style-name="T34">return</text:span><text:span text:style-name="T26"> </text:span><text:span text:style-name="T29">f;</text:span></text:p>
      <text:p text:style-name="P15"><text:span text:style-name="T26"><text:s text:c="8"/></text:span><text:span text:style-name="T29">f=findFirstOnLevel(root-&gt;</text:span><text:span text:style-name="T61">right</text:span><text:span text:style-name="T29">,level-</text:span><text:span text:style-name="T62">1</text:span><text:span text:style-name="T29">);</text:span></text:p>
      <text:p text:style-name="P15"><text:span text:style-name="T26"><text:s text:c="8"/></text:span><text:span text:style-name="T34">return</text:span><text:span text:style-name="T26"> </text:span><text:span text:style-name="T29">f;</text:span></text:p>
      <text:p text:style-name="P20"><text:span text:style-name="T26"><text:s text:c="4"/></text:span><text:span text:style-name="T29">}</text:span></text:p>
      <text:p text:style-name="P15"><text:span text:style-name="T26"><text:s text:c="4"/></text:span><text:span text:style-name="T29">Node*</text:span><text:span text:style-name="T26"> </text:span><text:span text:style-name="T29">firstOnPrevLevel(Node*</text:span><text:span text:style-name="T26"> </text:span><text:span text:style-name="T29">current){</text:span></text:p>
      <text:p text:style-name="P15"><text:span text:style-name="T26"><text:s text:c="8"/></text:span><text:span text:style-name="T34">int</text:span><text:span text:style-name="T26"> </text:span><text:span text:style-name="T29">level=</text:span><text:span text:style-name="T62">0</text:span><text:span text:style-name="T29">;</text:span></text:p>
      <text:p text:style-name="P15"><text:span text:style-name="T26"><text:s text:c="8"/></text:span><text:span text:style-name="T34">while</text:span><text:span text:style-name="T29">(current-&gt;</text:span><text:span text:style-name="T61">parent</text:span><text:span text:style-name="T29">!=</text:span><text:span text:style-name="T34">nullptr</text:span><text:span text:style-name="T29">){</text:span></text:p>
      <text:p text:style-name="P15"><text:span text:style-name="T26"><text:s text:c="12"/></text:span><text:span text:style-name="T29">current=current-&gt;</text:span><text:span text:style-name="T61">parent</text:span><text:span text:style-name="T29">;</text:span></text:p>
      <text:p text:style-name="P15"><text:span text:style-name="T26"><text:s text:c="12"/></text:span><text:span text:style-name="T29">level++;</text:span></text:p>
      <text:p text:style-name="P15"><text:span text:style-name="T26"><text:s text:c="8"/></text:span><text:span text:style-name="T29">}</text:span><text:span text:style-name="T26"> </text:span><text:span text:style-name="T60">//</text:span><text:span text:style-name="T26"> </text:span><text:span text:style-name="T60">нашли</text:span><text:span text:style-name="T26"> </text:span><text:span text:style-name="T60">корень</text:span><text:span text:style-name="T26"> </text:span><text:span text:style-name="T60">у</text:span><text:span text:style-name="T26"> </text:span><text:span text:style-name="T60">требуемый</text:span><text:span text:style-name="T26"> </text:span><text:span text:style-name="T60">уровень</text:span></text:p>
      <text:p text:style-name="P15"><text:span text:style-name="T26"><text:s text:c="8"/></text:span><text:span text:style-name="T34">return</text:span><text:span text:style-name="T26"> </text:span><text:span text:style-name="T29">findFirstOnLevel(current,level);</text:span></text:p>
      <text:p text:style-name="P20"><text:span text:style-name="T26"><text:s text:c="4"/></text:span><text:span text:style-name="T29">}</text:span></text:p>
      <text:p text:style-name="P15"><text:span text:style-name="T26"><text:s text:c="4"/></text:span><text:span text:style-name="T29">Node*</text:span><text:span text:style-name="T26"> </text:span><text:span text:style-name="T29">iterate(Node*</text:span><text:span text:style-name="T26"> </text:span><text:span text:style-name="T29">current){</text:span></text:p>
      <text:p text:style-name="P15"><text:span text:style-name="T26"><text:s text:c="8"/></text:span><text:span text:style-name="T34">if</text:span><text:span text:style-name="T29">(current==</text:span><text:span text:style-name="T34">nullptr</text:span><text:span text:style-name="T29">)</text:span><text:span text:style-name="T34">return</text:span><text:span text:style-name="T26"> </text:span><text:span text:style-name="T34">nullptr</text:span><text:span text:style-name="T29">;</text:span></text:p>
      <text:p text:style-name="P15"><text:span text:style-name="T26"><text:s text:c="8"/></text:span><text:span text:style-name="T29">Node*</text:span><text:span text:style-name="T26"> </text:span><text:span text:style-name="T29">n=iterateNextOnThisLevel(current);</text:span></text:p>
      <text:p text:style-name="P15"><text:span text:style-name="T26"><text:s text:c="8"/></text:span><text:span text:style-name="T34">if</text:span><text:span text:style-name="T29">(n!=</text:span><text:span text:style-name="T34">nullptr</text:span><text:span text:style-name="T29">)</text:span><text:span text:style-name="T34">return</text:span><text:span text:style-name="T26"> </text:span><text:span text:style-name="T29">n;</text:span></text:p>
      <text:p text:style-name="P15"><text:span text:style-name="T26"><text:s text:c="8"/></text:span><text:span text:style-name="T34">return</text:span><text:span text:style-name="T26"> </text:span><text:span text:style-name="T29">firstOnPrevLevel(current);</text:span></text:p>
      <text:p text:style-name="P20"><text:span text:style-name="T26"><text:s text:c="4"/></text:span><text:span text:style-name="T29">}</text:span></text:p>
      <text:p text:style-name="P15"><text:span text:style-name="T26"><text:s text:c="4"/></text:span><text:span text:style-name="T34">void</text:span><text:span text:style-name="T26"> </text:span><text:span text:style-name="T29">resolve(Node*</text:span><text:span text:style-name="T26"> </text:span><text:span text:style-name="T29">problem){</text:span></text:p>
      <text:p text:style-name="P15"><text:span text:style-name="T26"><text:s text:c="8"/></text:span><text:span text:style-name="T29">Node*</text:span><text:span text:style-name="T26"> </text:span><text:span text:style-name="T29">next=iterate(problem);</text:span></text:p>
      <text:p text:style-name="P15"><text:span text:style-name="T26"><text:s text:c="8"/></text:span><text:span text:style-name="T29">Node*</text:span><text:span text:style-name="T26"> </text:span><text:span text:style-name="T29">target=next;</text:span></text:p>
      <text:p text:style-name="P15"><text:span text:style-name="T26"><text:s text:c="8"/></text:span><text:span text:style-name="T34">while</text:span><text:span text:style-name="T29">((next=iterate(next))-&gt;</text:span><text:span text:style-name="T61">weight</text:span><text:span text:style-name="T29">&lt;problem-&gt;</text:span><text:span text:style-name="T61">weight</text:span><text:span text:style-name="T29">)</text:span></text:p>
      <text:p text:style-name="P20"><text:span text:style-name="T26"><text:s text:c="12"/></text:span><text:span text:style-name="T34">if</text:span><text:span text:style-name="T29">(next!=problem-&gt;</text:span><text:span text:style-name="T61">parent</text:span><text:span text:style-name="T29">)target=next;</text:span></text:p>
      <text:p text:style-name="P15"><text:span text:style-name="T26"><text:s text:c="8"/></text:span><text:span text:style-name="T29">Node*</text:span><text:span text:style-name="T26"> </text:span><text:span text:style-name="T29">parentTarget=target-&gt;</text:span><text:span text:style-name="T61">parent</text:span><text:span text:style-name="T29">;</text:span></text:p>
      <text:p text:style-name="P15"><text:span text:style-name="T26"><text:s text:c="8"/></text:span><text:span text:style-name="T29">Node*</text:span><text:span text:style-name="T26"> </text:span><text:span text:style-name="T29">parentProblem=problem-&gt;</text:span><text:span text:style-name="T61">parent</text:span><text:span text:style-name="T29">;</text:span></text:p>
      <text:p text:style-name="P15"><text:span text:style-name="T26"><text:s text:c="8"/></text:span><text:span text:style-name="T34">if</text:span><text:span text:style-name="T29">(isLeft(target))</text:span><text:span text:style-name="T26"> </text:span><text:span text:style-name="T29">parentTarget-&gt;</text:span><text:span text:style-name="T61">left</text:span><text:span text:style-name="T29">=problem;</text:span></text:p>
      <text:p text:style-name="P15"><text:soft-page-break/><text:span text:style-name="T26"><text:s text:c="12"/></text:span><text:span text:style-name="T34">else</text:span><text:span text:style-name="T26"> </text:span><text:span text:style-name="T29">parentTarget-&gt;</text:span><text:span text:style-name="T61">right</text:span><text:span text:style-name="T29">=problem;</text:span></text:p>
      <text:p text:style-name="P15"><text:span text:style-name="T26"><text:s text:c="8"/></text:span><text:span text:style-name="T34">if</text:span><text:span text:style-name="T29">(isLeft(problem))parentProblem-&gt;</text:span><text:span text:style-name="T61">left</text:span><text:span text:style-name="T29">=target;</text:span></text:p>
      <text:p text:style-name="P15"><text:span text:style-name="T26"><text:s text:c="12"/></text:span><text:span text:style-name="T34">else</text:span><text:span text:style-name="T26"> </text:span><text:span text:style-name="T29">parentProblem-&gt;</text:span><text:span text:style-name="T61">right</text:span><text:span text:style-name="T29">=target;</text:span></text:p>
      <text:p text:style-name="P15"><text:span text:style-name="T26"><text:s text:c="8"/></text:span><text:span text:style-name="T29">problem-&gt;</text:span><text:span text:style-name="T61">parent</text:span><text:span text:style-name="T29">=parentTarget;</text:span></text:p>
      <text:p text:style-name="P15"><text:span text:style-name="T26"><text:s text:c="8"/></text:span><text:span text:style-name="T29">target-&gt;</text:span><text:span text:style-name="T61">parent</text:span><text:span text:style-name="T29">=parentProblem;</text:span></text:p>
      <text:p text:style-name="P20"><text:span text:style-name="T26"><text:s text:c="4"/></text:span><text:span text:style-name="T29">}</text:span></text:p>
      <text:p text:style-name="P15"><text:span text:style-name="T26"><text:s text:c="4"/></text:span><text:span text:style-name="T34">void</text:span><text:span text:style-name="T26"> </text:span><text:span text:style-name="T29">incrementWeight(Node*</text:span><text:span text:style-name="T26"> </text:span><text:span text:style-name="T29">n){</text:span></text:p>
      <text:p text:style-name="P15"><text:span text:style-name="T26"><text:s text:c="8"/></text:span><text:span text:style-name="T29">n-&gt;</text:span><text:span text:style-name="T61">weight</text:span><text:span text:style-name="T29">++;</text:span></text:p>
      <text:p text:style-name="P15"><text:span text:style-name="T26"><text:s text:c="8"/></text:span><text:span text:style-name="T34">if</text:span><text:span text:style-name="T29">(n-&gt;</text:span><text:span text:style-name="T61">parent</text:span><text:span text:style-name="T29">==</text:span><text:span text:style-name="T34">nullptr</text:span><text:span text:style-name="T29">)</text:span><text:span text:style-name="T34">return</text:span><text:span text:style-name="T29">;</text:span></text:p>
      <text:p text:style-name="P15"><text:span text:style-name="T26"><text:s text:c="8"/></text:span><text:span text:style-name="T29">Node*</text:span><text:span text:style-name="T26"> </text:span><text:span text:style-name="T29">next=iterate(n);</text:span></text:p>
      <text:p text:style-name="P15"><text:span text:style-name="T26"><text:s text:c="8"/></text:span><text:span text:style-name="T34">if</text:span><text:span text:style-name="T29">(next-&gt;</text:span><text:span text:style-name="T61">weight</text:span><text:span text:style-name="T29">&lt;n-&gt;</text:span><text:span text:style-name="T61">weight</text:span><text:span text:style-name="T29">&amp;&amp;next!=n-&gt;</text:span><text:span text:style-name="T61">parent</text:span><text:span text:style-name="T29">)resolve(n);</text:span></text:p>
      <text:p text:style-name="P15"><text:span text:style-name="T26"><text:s text:c="8"/></text:span><text:span text:style-name="T29">incrementWeight(n-&gt;</text:span><text:span text:style-name="T61">parent</text:span><text:span text:style-name="T29">);</text:span></text:p>
      <text:p text:style-name="P20"><text:span text:style-name="T26"><text:s text:c="4"/></text:span><text:span text:style-name="T29">}</text:span></text:p>
      <text:p text:style-name="P15"><text:span text:style-name="T26"><text:s text:c="4"/></text:span><text:span text:style-name="T29">Node*</text:span><text:span text:style-name="T26"> </text:span><text:span text:style-name="T29">splitESCSymbol(Node*</text:span><text:span text:style-name="T26"> </text:span><text:span text:style-name="T29">esc,</text:span><text:span text:style-name="T26"> </text:span><text:span text:style-name="T34">char</text:span><text:span text:style-name="T26"> </text:span><text:span text:style-name="T29">symbol){</text:span></text:p>
      <text:p text:style-name="P15"><text:span text:style-name="T26"><text:s text:c="8"/></text:span><text:span text:style-name="T29">Node*</text:span><text:span text:style-name="T26"> </text:span><text:span text:style-name="T29">root=</text:span><text:span text:style-name="T34">new</text:span><text:span text:style-name="T26"> </text:span><text:span text:style-name="T29">Node(</text:span><text:span text:style-name="T62">0</text:span><text:span text:style-name="T29">,</text:span></text:p>
      <text:p text:style-name="P15"><text:span text:style-name="T26"><text:s text:c="28"/></text:span><text:span text:style-name="T62">0</text:span><text:span text:style-name="T29">,</text:span></text:p>
      <text:p text:style-name="P15"><text:span text:style-name="T26"><text:s text:c="28"/></text:span><text:span text:style-name="T29">esc-&gt;</text:span><text:span text:style-name="T61">parent</text:span><text:span text:style-name="T29">,</text:span></text:p>
      <text:p text:style-name="P15"><text:span text:style-name="T26"><text:s text:c="28"/></text:span><text:span text:style-name="T29">esc,</text:span></text:p>
      <text:p text:style-name="P15"><text:span text:style-name="T26"><text:s text:c="28"/></text:span><text:span text:style-name="T34">new</text:span><text:span text:style-name="T26"> </text:span><text:span text:style-name="T29">Node(symbol,</text:span><text:span text:style-name="T62">1</text:span><text:span text:style-name="T29">,</text:span><text:span text:style-name="T34">nullptr</text:span><text:span text:style-name="T29">,</text:span><text:span text:style-name="T34">nullptr</text:span><text:span text:style-name="T29">,</text:span><text:span text:style-name="T34">nullptr</text:span><text:span text:style-name="T29">)</text:span></text:p>
      <text:p text:style-name="P15"><text:span text:style-name="T26"><text:s text:c="28"/></text:span><text:span text:style-name="T29">);</text:span></text:p>
      <text:p text:style-name="P15"><text:span text:style-name="T26"><text:s text:c="8"/></text:span><text:span text:style-name="T34">if</text:span><text:span text:style-name="T29">(esc-&gt;</text:span><text:span text:style-name="T61">parent</text:span><text:span text:style-name="T29">!=</text:span><text:span text:style-name="T34">nullptr</text:span><text:span text:style-name="T29">){</text:span></text:p>
      <text:p text:style-name="P15"><text:span text:style-name="T26"><text:s text:c="12"/></text:span><text:span text:style-name="T34">if</text:span><text:span text:style-name="T29">(isLeft(esc))root-&gt;</text:span><text:span text:style-name="T61">parent</text:span><text:span text:style-name="T29">-&gt;</text:span><text:span text:style-name="T61">left</text:span><text:span text:style-name="T29">=root;</text:span></text:p>
      <text:p text:style-name="P15"><text:span text:style-name="T26"><text:s text:c="16"/></text:span><text:span text:style-name="T34">else</text:span><text:span text:style-name="T26"> </text:span><text:span text:style-name="T29">root-&gt;</text:span><text:span text:style-name="T61">parent</text:span><text:span text:style-name="T29">-&gt;</text:span><text:span text:style-name="T61">right</text:span><text:span text:style-name="T29">=root;</text:span></text:p>
      <text:p text:style-name="P15"><text:span text:style-name="T26"><text:s text:c="8"/></text:span><text:span text:style-name="T29">}</text:span></text:p>
      <text:p text:style-name="P15"><text:span text:style-name="T26"><text:s text:c="8"/></text:span><text:span text:style-name="T29">esc-&gt;</text:span><text:span text:style-name="T61">parent</text:span><text:span text:style-name="T29">=root;</text:span></text:p>
      <text:p text:style-name="P15"><text:span text:style-name="T26"><text:s text:c="8"/></text:span><text:span text:style-name="T29">root-&gt;</text:span><text:span text:style-name="T61">right</text:span><text:span text:style-name="T29">-&gt;</text:span><text:span text:style-name="T61">parent</text:span><text:span text:style-name="T29">=root;</text:span></text:p>
      <text:p text:style-name="P15"><text:span text:style-name="T26"><text:s text:c="8"/></text:span><text:span text:style-name="T29">incrementWeight(root);</text:span></text:p>
      <text:p text:style-name="P15"><text:span text:style-name="T26"><text:s text:c="8"/></text:span><text:span text:style-name="T34">return</text:span><text:span text:style-name="T26"> </text:span><text:span text:style-name="T29">root-&gt;</text:span><text:span text:style-name="T61">right</text:span><text:span text:style-name="T29">;</text:span></text:p>
      <text:p text:style-name="P20"><text:span text:style-name="T26"><text:s text:c="4"/></text:span><text:span text:style-name="T29">}</text:span></text:p>
      <text:p text:style-name="P15"><text:span text:style-name="T26"><text:s text:c="4"/></text:span><text:span text:style-name="T34">int</text:span><text:span text:style-name="T26"> </text:span><text:span text:style-name="T29">lenCode(Node*</text:span><text:span text:style-name="T26"> </text:span><text:span text:style-name="T29">n){</text:span></text:p>
      <text:p text:style-name="P15"><text:span text:style-name="T26"><text:s text:c="8"/></text:span><text:span text:style-name="T34">if</text:span><text:span text:style-name="T29">(n-&gt;</text:span><text:span text:style-name="T61">parent</text:span><text:span text:style-name="T29">==</text:span><text:span text:style-name="T34">nullptr</text:span><text:span text:style-name="T29">)</text:span><text:span text:style-name="T34">return</text:span><text:span text:style-name="T26"> </text:span><text:span text:style-name="T62">0</text:span><text:span text:style-name="T29">;</text:span></text:p>
      <text:p text:style-name="P15"><text:span text:style-name="T26"><text:s text:c="8"/></text:span><text:span text:style-name="T34">else</text:span><text:span text:style-name="T26"> </text:span><text:span text:style-name="T34">return</text:span><text:span text:style-name="T26"> </text:span><text:span text:style-name="T62">1</text:span><text:span text:style-name="T29">+lenCode(n-&gt;</text:span><text:span text:style-name="T61">parent</text:span><text:span text:style-name="T29">);</text:span></text:p>
      <text:p text:style-name="P20"><text:span text:style-name="T26"><text:s text:c="4"/></text:span><text:span text:style-name="T29">}</text:span></text:p>
      <text:p text:style-name="P15"><text:span text:style-name="T26"><text:s text:c="4"/></text:span><text:span text:style-name="T34">int</text:span><text:span text:style-name="T26"> </text:span><text:span text:style-name="T29">bitCode(</text:span><text:span text:style-name="T34">char</text:span><text:span text:style-name="T29">*</text:span><text:span text:style-name="T26"> </text:span><text:span text:style-name="T29">code,</text:span><text:span text:style-name="T26"> </text:span><text:span text:style-name="T34">int</text:span><text:span text:style-name="T26"> </text:span><text:span text:style-name="T29">offset,</text:span><text:span text:style-name="T26"> </text:span><text:span text:style-name="T29">Node*</text:span><text:span text:style-name="T26"> </text:span><text:span text:style-name="T29">symbol){</text:span></text:p>
      <text:p text:style-name="P15"><text:span text:style-name="T26"><text:s text:c="8"/></text:span><text:span text:style-name="T34">int</text:span><text:span text:style-name="T26"> </text:span><text:span text:style-name="T29">len=lenCode(symbol);</text:span></text:p>
      <text:p text:style-name="P15"><text:span text:style-name="T26"><text:s text:c="8"/></text:span><text:span text:style-name="T34">for</text:span><text:span text:style-name="T29">(</text:span><text:span text:style-name="T34">int</text:span><text:span text:style-name="T26"> </text:span><text:span text:style-name="T29">i=</text:span><text:span text:style-name="T62">0</text:span><text:span text:style-name="T29">;i&lt;len;i++){</text:span></text:p>
      <text:p text:style-name="P15"><text:span text:style-name="T26"><text:s text:c="12"/></text:span><text:span text:style-name="T29">code[offset+len-</text:span><text:span text:style-name="T62">1</text:span><text:span text:style-name="T29">-i]=(isLeft(symbol)?</text:span><text:span text:style-name="T32">'0'</text:span><text:span text:style-name="T29">:</text:span><text:span text:style-name="T32">'1'</text:span><text:span text:style-name="T29">);</text:span></text:p>
      <text:p text:style-name="P15"><text:span text:style-name="T26"><text:s text:c="12"/></text:span><text:span text:style-name="T29">symbol=symbol-&gt;</text:span><text:span text:style-name="T61">parent</text:span><text:span text:style-name="T29">;</text:span></text:p>
      <text:p text:style-name="P15"><text:span text:style-name="T26"><text:s text:c="8"/></text:span><text:span text:style-name="T29">}</text:span></text:p>
      <text:p text:style-name="P15"><text:span text:style-name="T26"><text:s text:c="8"/></text:span><text:span text:style-name="T34">return</text:span><text:span text:style-name="T26"> </text:span><text:span text:style-name="T29">len;</text:span></text:p>
      <text:p text:style-name="P20"><text:span text:style-name="T26"><text:s text:c="4"/></text:span><text:span text:style-name="T29">}</text:span></text:p>
      <text:p text:style-name="P15"><text:span text:style-name="T26"><text:s text:c="4"/></text:span><text:span text:style-name="T34">char</text:span><text:span text:style-name="T29">*</text:span><text:span text:style-name="T26"> </text:span><text:span text:style-name="T29">emptyString(){</text:span></text:p>
      <text:p text:style-name="P15"><text:span text:style-name="T26"><text:s text:c="8"/></text:span><text:span text:style-name="T34">char</text:span><text:span text:style-name="T29">*</text:span><text:span text:style-name="T26"> </text:span><text:span text:style-name="T29">s=</text:span><text:span text:style-name="T34">new</text:span><text:span text:style-name="T26"> </text:span><text:span text:style-name="T34">char</text:span><text:span text:style-name="T29">[</text:span><text:span text:style-name="T62">1</text:span><text:span text:style-name="T29">];</text:span></text:p>
      <text:p text:style-name="P15"><text:span text:style-name="T26"><text:s text:c="8"/></text:span><text:span text:style-name="T29">s[</text:span><text:span text:style-name="T62">0</text:span><text:span text:style-name="T29">]=</text:span><text:span text:style-name="T32">'\0'</text:span><text:span text:style-name="T29">;</text:span></text:p>
      <text:p text:style-name="P15"><text:span text:style-name="T26"><text:s text:c="8"/></text:span><text:span text:style-name="T34">return</text:span><text:span text:style-name="T26"> </text:span><text:span text:style-name="T29">s;</text:span></text:p>
      <text:p text:style-name="P20"><text:soft-page-break/><text:span text:style-name="T26"><text:s text:c="4"/></text:span><text:span text:style-name="T29">}</text:span></text:p>
      <text:p text:style-name="P20"><text:span text:style-name="T26"><text:s text:c="4"/></text:span><text:span text:style-name="T34">const</text:span><text:span text:style-name="T26"> </text:span><text:span text:style-name="T34">int</text:span><text:span text:style-name="T26"> </text:span>MSG_LEN<text:span text:style-name="T29">=</text:span><text:span text:style-name="T62">1000000</text:span><text:span text:style-name="T29">;</text:span></text:p>
      <text:p text:style-name="P15"><text:span text:style-name="T26"><text:s text:c="4"/></text:span><text:span text:style-name="T34">char</text:span><text:span text:style-name="T29">*</text:span><text:span text:style-name="T26"> </text:span><text:span text:style-name="T29">encode(</text:span><text:span text:style-name="T34">char</text:span><text:span text:style-name="T29">*</text:span><text:span text:style-name="T26"> </text:span><text:span text:style-name="T29">in){</text:span></text:p>
      <text:p text:style-name="P15"><text:span text:style-name="T26"><text:s text:c="8"/></text:span><text:span text:style-name="T34">if</text:span><text:span text:style-name="T29">((*in)==</text:span><text:span text:style-name="T32">'\0'</text:span><text:span text:style-name="T29">)</text:span><text:span text:style-name="T34">return</text:span><text:span text:style-name="T26"> </text:span><text:span text:style-name="T29">emptyString();</text:span></text:p>
      <text:p text:style-name="P15"><text:span text:style-name="T26"><text:s text:c="8"/></text:span><text:span text:style-name="T34">char</text:span><text:span text:style-name="T29">*</text:span><text:span text:style-name="T26"> </text:span><text:span text:style-name="T29">code=</text:span><text:span text:style-name="T34">new</text:span><text:span text:style-name="T26"> </text:span><text:span text:style-name="T34">char</text:span><text:span text:style-name="T29">[</text:span>MSG_LEN<text:span text:style-name="T29">];</text:span></text:p>
      <text:p text:style-name="P15"><text:span text:style-name="T26"><text:s text:c="8"/></text:span><text:span text:style-name="T29">Node*</text:span><text:span text:style-name="T26"> </text:span><text:span text:style-name="T29">symbols[</text:span><text:span text:style-name="T62">256</text:span><text:span text:style-name="T29">]={</text:span><text:span text:style-name="T34">nullptr</text:span><text:span text:style-name="T29">};</text:span></text:p>
      <text:p text:style-name="P15"><text:span text:style-name="T26"><text:s text:c="8"/></text:span><text:span text:style-name="T29">Node*</text:span><text:span text:style-name="T26"> </text:span><text:span text:style-name="T29">esc=</text:span><text:span text:style-name="T34">new</text:span><text:span text:style-name="T26"> </text:span><text:span text:style-name="T29">Node(</text:span><text:span text:style-name="T62">0</text:span><text:span text:style-name="T29">,</text:span><text:span text:style-name="T62">0</text:span><text:span text:style-name="T29">,</text:span><text:span text:style-name="T34">nullptr</text:span><text:span text:style-name="T29">,</text:span><text:span text:style-name="T34">nullptr</text:span><text:span text:style-name="T29">,</text:span><text:span text:style-name="T34">nullptr</text:span><text:span text:style-name="T29">);</text:span></text:p>
      <text:p text:style-name="P15"><text:span text:style-name="T26"><text:s text:c="8"/></text:span><text:span text:style-name="T34">unsigned</text:span><text:span text:style-name="T26"> </text:span><text:span text:style-name="T34">char</text:span><text:span text:style-name="T26"> </text:span><text:span text:style-name="T29">current;</text:span></text:p>
      <text:p text:style-name="P20"><text:span text:style-name="T26"><text:s text:c="8"/></text:span><text:span text:style-name="T34">int</text:span><text:span text:style-name="T26"> </text:span><text:span text:style-name="T29">indexCode=</text:span><text:span text:style-name="T62">0</text:span><text:span text:style-name="T29">;</text:span></text:p>
      <text:p text:style-name="P15"><text:span text:style-name="T26"><text:s text:c="8"/></text:span><text:span text:style-name="T34">unsigned</text:span><text:span text:style-name="T26"> </text:span><text:span text:style-name="T34">char</text:span><text:span text:style-name="T26"> </text:span><text:span text:style-name="T29">firstChar=*(in++);</text:span></text:p>
      <text:p text:style-name="P15"><text:span text:style-name="T26"><text:s text:c="8"/></text:span><text:span text:style-name="T29">code[indexCode++]=firstChar;</text:span></text:p>
      <text:p text:style-name="P20"><text:span text:style-name="T26"><text:s text:c="8"/></text:span><text:span text:style-name="T29">symbols[firstChar]=splitESCSymbol(esc,firstChar);</text:span></text:p>
      <text:p text:style-name="P15"><text:span text:style-name="T26"><text:s text:c="8"/></text:span><text:span text:style-name="T34">while</text:span><text:span text:style-name="T29">((current=*in)!=</text:span><text:span text:style-name="T32">'\0'</text:span><text:span text:style-name="T29">){</text:span></text:p>
      <text:p text:style-name="P15"><text:span text:style-name="T26"><text:s text:c="12"/></text:span><text:span text:style-name="T34">if</text:span><text:span text:style-name="T29">(symbols[current]==</text:span><text:span text:style-name="T34">nullptr</text:span><text:span text:style-name="T29">){</text:span></text:p>
      <text:p text:style-name="P15"><text:span text:style-name="T26"><text:s text:c="16"/></text:span><text:span text:style-name="T29">indexCode+=(bitCode(code,indexCode,esc));</text:span></text:p>
      <text:p text:style-name="P15"><text:span text:style-name="T26"><text:s text:c="16"/></text:span><text:span text:style-name="T29">symbols[current]=splitESCSymbol(esc,current);</text:span></text:p>
      <text:p text:style-name="P15"><text:span text:style-name="T26"><text:s text:c="16"/></text:span><text:span text:style-name="T29">code[indexCode++]=current;</text:span></text:p>
      <text:p text:style-name="P15"><text:span text:style-name="T26"><text:s text:c="12"/></text:span><text:span text:style-name="T29">}</text:span></text:p>
      <text:p text:style-name="P15"><text:span text:style-name="T26"><text:s text:c="12"/></text:span><text:span text:style-name="T34">else</text:span><text:span text:style-name="T29">{</text:span></text:p>
      <text:p text:style-name="P15"><text:span text:style-name="T26"><text:s text:c="16"/></text:span><text:span text:style-name="T29">indexCode+=(bitCode(code,indexCode,symbols[current]));</text:span></text:p>
      <text:p text:style-name="P15"><text:span text:style-name="T26"><text:s text:c="16"/></text:span><text:span text:style-name="T29">incrementWeight(symbols[current]);</text:span></text:p>
      <text:p text:style-name="P15"><text:span text:style-name="T26"><text:s text:c="12"/></text:span><text:span text:style-name="T29">}</text:span></text:p>
      <text:p text:style-name="P15"><text:span text:style-name="T26"><text:s text:c="12"/></text:span><text:span text:style-name="T29">in++;</text:span></text:p>
      <text:p text:style-name="P15"><text:span text:style-name="T26"><text:s text:c="8"/></text:span><text:span text:style-name="T29">}</text:span></text:p>
      <text:p text:style-name="P15"><text:span text:style-name="T26"><text:s text:c="8"/></text:span><text:span text:style-name="T29">code[indexCode]=</text:span><text:span text:style-name="T32">'\0'</text:span><text:span text:style-name="T29">;</text:span></text:p>
      <text:p text:style-name="P15"><text:span text:style-name="T26"><text:s text:c="8"/></text:span><text:span text:style-name="T29">destroy(esc);</text:span></text:p>
      <text:p text:style-name="P15"><text:span text:style-name="T26"><text:s text:c="8"/></text:span><text:span text:style-name="T34">return</text:span><text:span text:style-name="T26"> </text:span><text:span text:style-name="T29">code;</text:span></text:p>
      <text:p text:style-name="P20"><text:span text:style-name="T26"><text:s text:c="4"/></text:span><text:span text:style-name="T29">}</text:span></text:p>
      <text:p text:style-name="P15"><text:span text:style-name="T26"><text:s text:c="4"/></text:span><text:span text:style-name="T29">Node*</text:span><text:span text:style-name="T26"> </text:span><text:span text:style-name="T29">symbolByCode(Node*</text:span><text:span text:style-name="T26"> </text:span><text:span text:style-name="T29">root,</text:span><text:span text:style-name="T26"> </text:span><text:span text:style-name="T34">char</text:span><text:span text:style-name="T29">*</text:span><text:span text:style-name="T26"> </text:span><text:span text:style-name="T29">&amp;code){</text:span></text:p>
      <text:p text:style-name="P15"><text:span text:style-name="T26"><text:s text:c="8"/></text:span><text:span text:style-name="T34">while</text:span><text:span text:style-name="T29">(</text:span><text:span text:style-name="T34">true</text:span><text:span text:style-name="T29">){</text:span></text:p>
      <text:p text:style-name="P15"><text:span text:style-name="T26"><text:s text:c="12"/></text:span><text:span text:style-name="T34">if</text:span><text:span text:style-name="T29">(root-&gt;</text:span><text:span text:style-name="T61">left</text:span><text:span text:style-name="T29">==</text:span><text:span text:style-name="T34">nullptr</text:span><text:span text:style-name="T29">)</text:span><text:span text:style-name="T34">return</text:span><text:span text:style-name="T26"> </text:span><text:span text:style-name="T29">root;</text:span></text:p>
      <text:p text:style-name="P15"><text:span text:style-name="T26"><text:s text:c="12"/></text:span><text:span text:style-name="T34">char</text:span><text:span text:style-name="T26"> </text:span><text:span text:style-name="T29">c=*(code++);</text:span></text:p>
      <text:p text:style-name="P15"><text:span text:style-name="T26"><text:s text:c="12"/></text:span><text:span text:style-name="T34">if</text:span><text:span text:style-name="T29">(c==</text:span><text:span text:style-name="T32">'0'</text:span><text:span text:style-name="T29">){</text:span></text:p>
      <text:p text:style-name="P15"><text:span text:style-name="T26"><text:s text:c="16"/></text:span><text:span text:style-name="T29">root=root-&gt;</text:span><text:span text:style-name="T61">left</text:span><text:span text:style-name="T29">;</text:span></text:p>
      <text:p text:style-name="P15"><text:span text:style-name="T26"><text:s text:c="16"/></text:span><text:span text:style-name="T34">continue</text:span><text:span text:style-name="T29">;</text:span></text:p>
      <text:p text:style-name="P15"><text:span text:style-name="T26"><text:s text:c="12"/></text:span><text:span text:style-name="T29">}</text:span></text:p>
      <text:p text:style-name="P15"><text:span text:style-name="T26"><text:s text:c="12"/></text:span><text:span text:style-name="T34">if</text:span><text:span text:style-name="T29">(c==</text:span><text:span text:style-name="T32">'1'</text:span><text:span text:style-name="T29">){</text:span></text:p>
      <text:p text:style-name="P15"><text:span text:style-name="T26"><text:s text:c="16"/></text:span><text:span text:style-name="T29">root=root-&gt;</text:span><text:span text:style-name="T61">right</text:span><text:span text:style-name="T29">;</text:span></text:p>
      <text:p text:style-name="P15"><text:span text:style-name="T26"><text:s text:c="16"/></text:span><text:span text:style-name="T34">continue</text:span><text:span text:style-name="T29">;</text:span></text:p>
      <text:p text:style-name="P15"><text:span text:style-name="T26"><text:s text:c="12"/></text:span><text:span text:style-name="T29">}</text:span></text:p>
      <text:p text:style-name="P15"><text:span text:style-name="T26"><text:s text:c="12"/></text:span><text:span text:style-name="T34">throw</text:span><text:span text:style-name="T26"> </text:span><text:span text:style-name="T32">"error</text:span><text:span text:style-name="T26"> </text:span><text:span text:style-name="T32">code"</text:span><text:span text:style-name="T29">;</text:span></text:p>
      <text:p text:style-name="P15"><text:span text:style-name="T26"><text:s text:c="8"/></text:span><text:span text:style-name="T29">}</text:span></text:p>
      <text:p text:style-name="P20"><text:span text:style-name="T26"><text:s text:c="4"/></text:span><text:span text:style-name="T29">}</text:span></text:p>
      <text:p text:style-name="P15"><text:span text:style-name="T26"><text:s text:c="4"/></text:span><text:span text:style-name="T34">char</text:span><text:span text:style-name="T29">*</text:span><text:span text:style-name="T26"> </text:span><text:span text:style-name="T29">decode(</text:span><text:span text:style-name="T34">char</text:span><text:span text:style-name="T29">*</text:span><text:span text:style-name="T26"> </text:span><text:span text:style-name="T29">in){</text:span></text:p>
      <text:p text:style-name="P15"><text:soft-page-break/><text:span text:style-name="T26"><text:s text:c="8"/></text:span><text:span text:style-name="T34">if</text:span><text:span text:style-name="T29">((*in)==</text:span><text:span text:style-name="T32">'\0'</text:span><text:span text:style-name="T29">)</text:span><text:span text:style-name="T34">return</text:span><text:span text:style-name="T26"> </text:span><text:span text:style-name="T29">emptyString();</text:span></text:p>
      <text:p text:style-name="P15"><text:span text:style-name="T26"><text:s text:c="8"/></text:span><text:span text:style-name="T34">char</text:span><text:span text:style-name="T29">*</text:span><text:span text:style-name="T26"> </text:span><text:span text:style-name="T29">code=</text:span><text:span text:style-name="T34">new</text:span><text:span text:style-name="T26"> </text:span><text:span text:style-name="T34">char</text:span><text:span text:style-name="T29">[</text:span>MSG_LEN<text:span text:style-name="T29">];</text:span></text:p>
      <text:p text:style-name="P15"><text:span text:style-name="T26"><text:s text:c="8"/></text:span><text:span text:style-name="T29">Node*</text:span><text:span text:style-name="T26"> </text:span><text:span text:style-name="T29">esc=</text:span><text:span text:style-name="T34">new</text:span><text:span text:style-name="T26"> </text:span><text:span text:style-name="T29">Node(</text:span><text:span text:style-name="T62">0</text:span><text:span text:style-name="T29">,</text:span><text:span text:style-name="T62">0</text:span><text:span text:style-name="T29">,</text:span><text:span text:style-name="T34">nullptr</text:span><text:span text:style-name="T29">,</text:span><text:span text:style-name="T34">nullptr</text:span><text:span text:style-name="T29">,</text:span><text:span text:style-name="T34">nullptr</text:span><text:span text:style-name="T29">);</text:span></text:p>
      <text:p text:style-name="P20"><text:span text:style-name="T26"><text:s text:c="8"/></text:span><text:span text:style-name="T34">int</text:span><text:span text:style-name="T26"> </text:span><text:span text:style-name="T29">indexCode=</text:span><text:span text:style-name="T62">0</text:span><text:span text:style-name="T29">;</text:span></text:p>
      <text:p text:style-name="P15"><text:span text:style-name="T26"><text:s text:c="8"/></text:span><text:span text:style-name="T34">int</text:span><text:span text:style-name="T26"> </text:span><text:span text:style-name="T29">firstSymbol=*(in++);</text:span></text:p>
      <text:p text:style-name="P15"><text:span text:style-name="T26"><text:s text:c="8"/></text:span><text:span text:style-name="T29">splitESCSymbol(esc,firstSymbol);</text:span></text:p>
      <text:p text:style-name="P15"><text:span text:style-name="T26"><text:s text:c="8"/></text:span><text:span text:style-name="T29">Node*</text:span><text:span text:style-name="T26"> </text:span><text:span text:style-name="T29">root=esc-&gt;</text:span><text:span text:style-name="T61">parent</text:span><text:span text:style-name="T29">;</text:span></text:p>
      <text:p text:style-name="P20"><text:span text:style-name="T26"><text:s text:c="8"/></text:span><text:span text:style-name="T29">code[indexCode++]=firstSymbol;</text:span></text:p>
      <text:p text:style-name="P15"><text:span text:style-name="T26"><text:s text:c="8"/></text:span><text:span text:style-name="T34">while</text:span><text:span text:style-name="T29">(</text:span><text:span text:style-name="T34">true</text:span><text:span text:style-name="T29">){</text:span></text:p>
      <text:p text:style-name="P15"><text:span text:style-name="T26"><text:s text:c="12"/></text:span><text:span text:style-name="T34">if</text:span><text:span text:style-name="T29">((*in)==</text:span><text:span text:style-name="T32">'\0'</text:span><text:span text:style-name="T29">)</text:span><text:span text:style-name="T34">break</text:span><text:span text:style-name="T29">;</text:span></text:p>
      <text:p text:style-name="P15"><text:span text:style-name="T26"><text:s text:c="12"/></text:span><text:span text:style-name="T29">Node*</text:span><text:span text:style-name="T26"> </text:span><text:span text:style-name="T29">symbol=symbolByCode(root,in);</text:span></text:p>
      <text:p text:style-name="P15"><text:span text:style-name="T26"><text:s text:c="12"/></text:span><text:span text:style-name="T34">if</text:span><text:span text:style-name="T29">(symbol!=esc){</text:span></text:p>
      <text:p text:style-name="P15"><text:span text:style-name="T26"><text:s text:c="16"/></text:span><text:span text:style-name="T29">code[indexCode++]=symbol-&gt;</text:span><text:span text:style-name="T61">symbol</text:span><text:span text:style-name="T29">;</text:span></text:p>
      <text:p text:style-name="P15"><text:span text:style-name="T26"><text:s text:c="16"/></text:span><text:span text:style-name="T29">incrementWeight(symbol);</text:span></text:p>
      <text:p text:style-name="P15"><text:span text:style-name="T26"><text:s text:c="12"/></text:span><text:span text:style-name="T29">}</text:span></text:p>
      <text:p text:style-name="P15"><text:span text:style-name="T26"><text:s text:c="12"/></text:span><text:span text:style-name="T34">else</text:span><text:span text:style-name="T29">{</text:span></text:p>
      <text:p text:style-name="P15"><text:span text:style-name="T26"><text:s text:c="16"/></text:span><text:span text:style-name="T34">char</text:span><text:span text:style-name="T26"> </text:span><text:span text:style-name="T29">newSymbol=*(in++);</text:span></text:p>
      <text:p text:style-name="P15"><text:span text:style-name="T26"><text:s text:c="16"/></text:span><text:span text:style-name="T29">code[indexCode++]=newSymbol;</text:span></text:p>
      <text:p text:style-name="P15"><text:span text:style-name="T26"><text:s text:c="16"/></text:span><text:span text:style-name="T29">splitESCSymbol(esc,newSymbol);</text:span></text:p>
      <text:p text:style-name="P15"><text:span text:style-name="T26"><text:s text:c="12"/></text:span><text:span text:style-name="T29">}</text:span></text:p>
      <text:p text:style-name="P15"><text:span text:style-name="T26"><text:s text:c="8"/></text:span><text:span text:style-name="T29">}</text:span></text:p>
      <text:p text:style-name="P15"><text:span text:style-name="T26"><text:s text:c="8"/></text:span><text:span text:style-name="T29">code[indexCode]=</text:span><text:span text:style-name="T32">'\0'</text:span><text:span text:style-name="T29">;</text:span></text:p>
      <text:p text:style-name="P15"><text:span text:style-name="T26"><text:s text:c="8"/></text:span><text:span text:style-name="T29">destroy(esc);</text:span></text:p>
      <text:p text:style-name="P15"><text:span text:style-name="T26"><text:s text:c="8"/></text:span><text:span text:style-name="T34">return</text:span><text:span text:style-name="T26"> </text:span><text:span text:style-name="T29">code;</text:span></text:p>
      <text:p text:style-name="P15"><text:span text:style-name="T26"><text:s text:c="4"/></text:span><text:span text:style-name="T29">}</text:span></text:p>
      <text:p text:style-name="P15"><text:span text:style-name="T29">}</text:span></text:p>
      <text:p text:style-name="P20"><text:span text:style-name="T60">//</text:span><text:span text:style-name="T26"> </text:span><text:span text:style-name="T60">Лабораторная</text:span><text:span text:style-name="T26"> </text:span><text:span text:style-name="T60">работа</text:span><text:span text:style-name="T26"> </text:span><text:span text:style-name="T59">№</text:span><text:span text:style-name="T60">5</text:span></text:p>
      <text:p text:style-name="P15"><text:span text:style-name="T60">//</text:span><text:span text:style-name="T26"> </text:span><text:span text:style-name="T60">main.cpp</text:span></text:p>
      <text:p text:style-name="P15"><text:span text:style-name="T60">//</text:span><text:span text:style-name="T26"> </text:span><text:span text:style-name="T60">Тимофеев</text:span><text:span text:style-name="T26"> </text:span><text:span text:style-name="T60">Дмитрий,</text:span><text:span text:style-name="T26"> </text:span><text:span text:style-name="T60">группа</text:span><text:span text:style-name="T26"> </text:span><text:span text:style-name="T60">6383</text:span></text:p>
      <text:p text:style-name="P15"><text:span text:style-name="T60">//</text:span><text:span text:style-name="T26"> </text:span><text:span text:style-name="T60">12.11.17</text:span></text:p>
      <text:p text:style-name="P64">//</text:p>
      <text:p text:style-name="P20"><text:span text:style-name="T60">//</text:span><text:span text:style-name="T26"> </text:span><text:span text:style-name="T60">Бинарные</text:span><text:span text:style-name="T26"> </text:span><text:span text:style-name="T60">деревья</text:span><text:span text:style-name="T26"> </text:span><text:span text:style-name="T60">и</text:span><text:span text:style-name="T26"> </text:span><text:span text:style-name="T60">алгоритмы</text:span><text:span text:style-name="T26"> </text:span><text:span text:style-name="T60">сжатия</text:span></text:p>
      <text:p text:style-name="P15"><text:span text:style-name="T34">#include</text:span><text:span text:style-name="T26"> </text:span><text:span text:style-name="T32">&lt;iostream&gt;</text:span></text:p>
      <text:p text:style-name="P20"><text:span text:style-name="T34">#include</text:span><text:span text:style-name="T32">"codetree.h"</text:span></text:p>
      <text:p text:style-name="P15"><text:span text:style-name="T34">using</text:span><text:span text:style-name="T26"> </text:span><text:span text:style-name="T34">namespace</text:span><text:span text:style-name="T26"> </text:span><text:span text:style-name="T29">std;</text:span></text:p>
      <text:p text:style-name="P20"><text:span text:style-name="T34">using</text:span><text:span text:style-name="T26"> </text:span><text:span text:style-name="T34">namespace</text:span><text:span text:style-name="T26"> </text:span><text:span text:style-name="T29">code_tree;</text:span></text:p>
      <text:p text:style-name="P15"><text:span text:style-name="T34">int</text:span><text:span text:style-name="T26"> </text:span><text:span text:style-name="T29">main(){</text:span></text:p>
      <text:p text:style-name="P15"><text:span text:style-name="T26"><text:s text:c="4"/></text:span>cout<text:span text:style-name="T29">&lt;&lt;</text:span><text:span text:style-name="T32">"Введите</text:span><text:span text:style-name="T26"> </text:span><text:span text:style-name="T32">закодированную</text:span><text:span text:style-name="T26"> </text:span><text:span text:style-name="T32">строку"</text:span><text:span text:style-name="T29">&lt;&lt;</text:span>endl<text:span text:style-name="T29">;</text:span></text:p>
      <text:p text:style-name="P15"><text:span text:style-name="T26"><text:s text:c="4"/></text:span><text:span text:style-name="T34">char</text:span><text:span text:style-name="T26"> </text:span><text:span text:style-name="T29">code[</text:span><text:span text:style-name="T62">1000</text:span><text:span text:style-name="T29">];</text:span></text:p>
      <text:p text:style-name="P15"><text:span text:style-name="T26"><text:s text:c="4"/></text:span>scanf<text:span text:style-name="T29">(</text:span><text:span text:style-name="T32">"%s"</text:span><text:span text:style-name="T29">,code);</text:span></text:p>
      <text:p text:style-name="P15"><text:span text:style-name="T26"><text:s text:c="4"/></text:span>cout<text:span text:style-name="T29">&lt;&lt;decode(code)&lt;&lt;</text:span>endl<text:span text:style-name="T29">;</text:span></text:p>
      <text:p text:style-name="P15"><text:span text:style-name="T26"><text:s text:c="4"/></text:span><text:span text:style-name="T34">return</text:span><text:span text:style-name="T26"> </text:span><text:span text:style-name="T62">0</text:span><text:span text:style-name="T29">;</text:span></text:p>
      <text:p text:style-name="P18">}</text:p>
      <text:p text:style-name="P20"><text:span text:style-name="T3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SimSun" svg:font-family="SimSun"/>
    <style:font-face style:name="Symbol" svg:font-family="Symbol" style:font-family-generic="roman"/>
    <style:font-face style:name="Times New Roman" svg:font-family="'Times New Roman'" style:font-family-generic="roman"/>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Times New Roman2" svg:font-family="'Times New Roman'" style:font-family-generic="system" style:font-pitch="variable"/>
  </office:font-face-decls>
  <office:styles>
    <draw:marker draw:name="Arrowhead_20_1" draw:display-name="Arrowhead 1" svg:viewBox="0 0 80 80" svg:d="M80 40c0-22-18-40-40-40s-40 18-40 40 18 40 40 40 40-18 40-40z"/>
    <draw:marker draw:name="Arrowhead_20_10" draw:display-name="Arrowhead 10" svg:viewBox="0 0 80 80" svg:d="M80 40c0-22-18-40-40-40s-40 18-40 40 18 40 40 40 40-18 40-40z"/>
    <draw:marker draw:name="Arrowhead_20_11" draw:display-name="Arrowhead 11" svg:viewBox="0 0 80 80" svg:d="M80 40c0-22-18-40-40-40s-40 18-40 40 18 40 40 40 40-18 40-40z"/>
    <draw:marker draw:name="Arrowhead_20_12" draw:display-name="Arrowhead 12" svg:viewBox="0 0 80 80" svg:d="M80 40c0-22-18-40-40-40s-40 18-40 40 18 40 40 40 40-18 40-40z"/>
    <draw:marker draw:name="Arrowhead_20_2" draw:display-name="Arrowhead 2" svg:viewBox="0 0 80 80" svg:d="M80 40c0-22-18-40-40-40s-40 18-40 40 18 40 40 40 40-18 40-40z"/>
    <draw:marker draw:name="Arrowhead_20_3" draw:display-name="Arrowhead 3" svg:viewBox="0 0 80 80" svg:d="M80 40c0-22-18-40-40-40s-40 18-40 40 18 40 40 40 40-18 40-40z"/>
    <draw:marker draw:name="Arrowhead_20_4" draw:display-name="Arrowhead 4" svg:viewBox="0 0 80 80" svg:d="M80 40c0-22-18-40-40-40s-40 18-40 40 18 40 40 40 40-18 40-40z"/>
    <draw:marker draw:name="Arrowhead_20_5" draw:display-name="Arrowhead 5" svg:viewBox="0 0 80 80" svg:d="M80 40c0-22-18-40-40-40s-40 18-40 40 18 40 40 40 40-18 40-40z"/>
    <draw:marker draw:name="Arrowhead_20_6" draw:display-name="Arrowhead 6" svg:viewBox="0 0 80 80" svg:d="M80 40c0-22-18-40-40-40s-40 18-40 40 18 40 40 40 40-18 40-40z"/>
    <draw:marker draw:name="Arrowhead_20_7" draw:display-name="Arrowhead 7" svg:viewBox="0 0 80 80" svg:d="M80 40c0-22-18-40-40-40s-40 18-40 40 18 40 40 40 40-18 40-40z"/>
    <draw:marker draw:name="Arrowhead_20_8" draw:display-name="Arrowhead 8" svg:viewBox="0 0 80 80" svg:d="M80 40c0-22-18-40-40-40s-40 18-40 40 18 40 40 40 40-18 40-40z"/>
    <draw:marker draw:name="Arrowhead_20_9" draw:display-name="Arrowhead 9" svg:viewBox="0 0 80 80" svg:d="M80 40c0-22-18-40-40-40s-40 18-40 40 18 40 40 40 40-18 40-40z"/>
    <draw:marker draw:name="msArrowEnd_20_1" draw:display-name="msArrowEnd 1" svg:viewBox="0 0 80 80" svg:d="M40 0l40 80h-80z"/>
    <draw:marker draw:name="msArrowEnd_20_5" draw:display-name="msArrowEnd 5" svg:viewBox="0 0 120 120" svg:d="M60 0l60 120h-120z"/>
    <draw:marker draw:name="msArrowOvalEnd_20_1" draw:display-name="msArrowOvalEnd 1" svg:viewBox="0 0 80 80" svg:d="M80 40c0-22-18-40-40-40s-40 18-40 40 18 40 40 40 40-18 40-40z"/>
    <draw:marker draw:name="msArrowOvalEnd_20_5" draw:display-name="msArrowOvalEnd 5" svg:viewBox="0 0 120 120" svg:d="M120 60c0-33-27-60-60-60s-60 27-60 60 27 60 60 60 60-27 60-6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ru" fo:country="RU"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ru" fo:country="RU"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Preformatted_20_Text" style:display-name="Preformatted Text" style:family="paragraph" style:parent-style-name="Standard" style:class="html"/>
    <style:style style:name="Table_20_Heading" style:display-name="Table Heading" style:family="paragraph" style:parent-style-name="Table_20_Contents" style:class="extra"/>
    <style:style style:name="Standard_20__28_user_29_" style:display-name="Standard (user)" style:family="paragraph">
      <style:paragraph-properties fo:orphans="2" fo:widows="2" fo:hyphenation-ladder-count="no-limit" style:vertical-align="baseline"/>
      <style:text-properties style:use-window-font-color="true" style:font-name="Times New Roman" fo:font-family="'Times New Roman'" style:font-family-generic="roman" fo:font-size="10pt" style:font-name-asian="SimSun" style:font-family-asian="SimSun" style:font-size-asian="10pt" style:language-asian="hi" style:country-asian="IN" style:font-name-complex="Times New Roman" style:font-family-complex="'Times New Roman'" style:font-family-generic-complex="roman" style:font-size-complex="10pt" style:language-complex="hi" style:country-complex="IN" fo:hyphenate="false" fo:hyphenation-remain-char-count="2" fo:hyphenation-push-char-count="2"/>
    </style:style>
    <style:style style:name="ListLabel_20_1" style:display-name="ListLabel 1" style:family="text">
      <style:text-properties style:font-name="Times New Roman1" fo:font-family="'Times New Roman'" style:font-family-generic="roman" style:font-pitch="variable" fo:font-size="14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1" fo:font-family="'Times New Roman'" style:font-family-generic="roman" style:font-pitch="variable" fo:font-size="14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WW8Num1z0" style:family="text">
      <style:text-properties fo:font-size="14pt" fo:language="en" fo:country="US" style:font-size-asian="14pt" style:font-size-complex="14pt"/>
    </style:style>
    <style:style style:name="WW8Num8z0" style:family="text">
      <style:text-properties style:font-name="Wingdings" fo:font-family="Wingdings" style:font-charset="x-symbol" fo:font-size="14pt" fo:language="ru" fo:country="RU" style:font-size-asian="14pt" style:language-asian="ru" style:country-asian="RU" style:font-name-complex="Wingdings" style:font-family-complex="Wingdings" style:font-charset-complex="x-symbol" style:font-size-complex="14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635cm" fo:text-indent="-0.635cm" fo:margin-left="1.905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text:list-tab-stop-position="0.635cm" fo:text-indent="-0.635cm" fo:margin-left="3.175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text:list-tab-stop-position="0.635cm" fo:text-indent="-0.635cm" fo:margin-left="4.445cm"/>
        </style:list-level-properties>
      </text:list-level-style-number>
      <text:list-level-style-number text:level="4" text:style-name="ListLabel_20_4" style:num-suffix="." style:num-format="1">
        <style:list-level-properties text:list-level-position-and-space-mode="label-alignment">
          <style:list-level-label-alignment text:label-followed-by="listtab" text:list-tab-stop-position="0.635cm" fo:text-indent="-0.635cm" fo:margin-left="5.715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text:list-tab-stop-position="0.635cm" fo:text-indent="-0.635cm" fo:margin-left="6.98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text:list-tab-stop-position="0.635cm" fo:text-indent="-0.635cm" fo:margin-left="8.255cm"/>
        </style:list-level-properties>
      </text:list-level-style-number>
      <text:list-level-style-number text:level="7" text:style-name="ListLabel_20_7" style:num-suffix="." style:num-format="1">
        <style:list-level-properties text:list-level-position-and-space-mode="label-alignment">
          <style:list-level-label-alignment text:label-followed-by="listtab" text:list-tab-stop-position="0.635cm" fo:text-indent="-0.635cm" fo:margin-left="9.525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text:list-tab-stop-position="0.635cm" fo:text-indent="-0.635cm" fo:margin-left="10.795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text:list-tab-stop-position="0.635cm" fo:text-indent="-0.635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75cm" fo:margin-left="0.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741cm" fo:margin-left="2.01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75cm" fo:margin-bottom="0cm" loext:contextual-spacing="false" fo:line-height="100%" fo:text-align="end" style:justify-single-word="false" fo:text-indent="0cm" style:auto-text-indent="false" fo:break-before="page" fo:padding="0cm" fo:border="none"/>
      <style:text-properties style:text-position="0% 100%" style:font-name="Times New Roman1" fo:font-size="12pt" fo:font-weight="normal" style:font-name-asian="Times New Roman2" style:font-size-asian="12pt" style:font-weight-asian="normal" style:font-name-complex="Times New Roman2" style:font-size-complex="12pt"/>
    </style:style>
    <style:style style:name="MP2" style:family="paragraph" style:parent-style-name="Standard">
      <style:paragraph-properties fo:margin-top="0cm" fo:margin-bottom="0cm" loext:contextual-spacing="false" fo:line-height="100%" fo:text-align="center" style:justify-single-word="false" fo:padding="0cm" fo:border="none">
        <style:tab-stops>
          <style:tab-stop style:position="17.002cm" style:type="right"/>
        </style:tab-stops>
      </style:paragraph-properties>
      <style:text-properties fo:background-color="transparent"/>
    </style:style>
    <style:style style:name="MP3" style:family="paragraph" style:parent-style-name="Standard">
      <style:paragraph-properties fo:margin-top="0cm" fo:margin-bottom="1.251cm" loext:contextual-spacing="false" fo:line-height="100%" fo:padding="0cm" fo:border="none"/>
      <style:text-properties style:text-position="0% 100%" style:font-name="Times New Roman1" fo:font-size="12pt" fo:font-weight="normal" style:font-name-asian="Times New Roman2" style:font-size-asian="12pt" style:font-weight-asian="normal" style:font-name-complex="Times New Roman2" style:font-size-complex="12pt"/>
    </style:style>
    <style:page-layout style:name="Mpm1">
      <style:page-layout-properties fo:page-width="21.001cm" fo:page-height="29.7cm" style:num-format="1" style:print-orientation="portrait" fo:margin-top="0cm" fo:margin-bottom="1.27cm" fo:margin-left="3cm" fo:margin-right="1cm" fo:background-color="#ffffff"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draw:fill="solid" draw:fill-color="#ffffff" draw:opacity="100%" draw:fill-image-width="0cm" draw:fill-image-height="0cm" style:footnote-max-height="0cm">
        <style:footnote-sep style:width="0.018cm" style:distance-before-sep="0.101cm" style:distance-after-sep="0.101cm" style:line-style="solid" style:adjustment="left" style:rel-width="0%" style:color="#000000"/>
      </style:page-layout-properties>
      <style:header-style>
        <style:header-footer-properties fo:min-height="2cm" fo:margin-left="0cm" fo:margin-right="0cm" fo:margin-bottom="1.9cm" style:dynamic-spacing="true"/>
      </style:header-style>
      <style:footer-style>
        <style:header-footer-properties fo:min-height="0.73cm" fo:margin-left="0cm" fo:margin-right="0cm" fo:margin-top="0.63cm" style:shadow="none" fo:background-color="transparent" style:dynamic-spacing="true" draw:fill="none" draw:fill-color="#729fcf" draw:fill-image-width="0cm" draw:fill-image-height="0cm"/>
      </style:footer-style>
    </style:page-layout>
    <style:page-layout style:name="Mpm2">
      <style:page-layout-properties fo:page-width="21.001cm" fo:page-height="29.7cm" style:num-format="1" style:print-orientation="portrait" fo:margin-top="2cm" fo:margin-bottom="2cm" fo:margin-left="3cm" fo:margin-right="1cm" fo:background-color="#ffffff"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 text:c="5"/></text:p>
      </style:header>
      <style:footer>
        <text:p text:style-name="MP2"><text:page-number text:select-page="current">10</text:page-number></text:p>
        <text:p text:style-name="MP3"/>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11-12T23:11:23.859130649</dc:date>
    <meta:editing-duration>PT4H50M46S</meta:editing-duration>
    <meta:editing-cycles>48</meta:editing-cycles>
    <meta:document-statistic meta:table-count="2" meta:image-count="0" meta:object-count="0" meta:page-count="10" meta:paragraph-count="317" meta:word-count="968" meta:character-count="11133" meta:non-whitespace-character-count="8305"/>
  </office:meta>
</office:document-meta>
</file>